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EF0000034DCDF5573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iberation Serif" svg:font-family="'Liberation Serif'"/>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375in" table:align="left" style:writing-mode="lr-tb"/>
    </style:style>
    <style:style style:name="Table1.A" style:family="table-column">
      <style:table-column-properties style:column-width="1.35in"/>
    </style:style>
    <style:style style:name="Table1.B" style:family="table-column">
      <style:table-column-properties style:column-width="0.7104in"/>
    </style:style>
    <style:style style:name="Table1.C" style:family="table-column">
      <style:table-column-properties style:column-width="2.0903in"/>
    </style:style>
    <style:style style:name="Table1.D" style:family="table-column">
      <style:table-column-properties style:column-width="2.7868in"/>
    </style:style>
    <style:style style:name="Table1.A1" style:family="table-cell">
      <style:table-cell-properties style:vertical-align="middle" fo:background-color="#ffffff" fo:padding="0.0417in" fo:border="0.05pt solid #000000">
        <style:background-image/>
      </style:table-cell-properties>
    </style:style>
    <style:style style:name="Table2" style:family="table">
      <style:table-properties style:width="6.6972in" table:align="left" style:writing-mode="lr-tb"/>
    </style:style>
    <style:style style:name="Table2.A" style:family="table-column">
      <style:table-column-properties style:column-width="1.1014in"/>
    </style:style>
    <style:style style:name="Table2.B" style:family="table-column">
      <style:table-column-properties style:column-width="2.0701in"/>
    </style:style>
    <style:style style:name="Table2.C" style:family="table-column">
      <style:table-column-properties style:column-width="2.0806in"/>
    </style:style>
    <style:style style:name="Table2.D" style:family="table-column">
      <style:table-column-properties style:column-width="1.4451in"/>
    </style:style>
    <style:style style:name="Table2.A1" style:family="table-cell">
      <style:table-cell-properties style:vertical-align="middle" fo:background-color="#ffffff" fo:padding="0.0417in" fo:border="0.05pt solid #000000">
        <style:background-image/>
      </style:table-cell-properties>
    </style:style>
    <style:style style:name="Table2.D1" style:family="table-cell">
      <style:table-cell-properties style:vertical-align="middle" fo:padding="0.0417in" fo:border="0.05pt solid #000000"/>
    </style:style>
    <style:style style:name="Table2.D2" style:family="table-cell">
      <style:table-cell-properties style:vertical-align="middle" fo:padding="0.0417in" fo:border="0.05pt solid #000000"/>
    </style:style>
    <style:style style:name="Table2.D3" style:family="table-cell">
      <style:table-cell-properties style:vertical-align="middle" fo:padding="0.0417in" fo:border="0.05pt solid #000000"/>
    </style:style>
    <style:style style:name="Table2.D4" style:family="table-cell">
      <style:table-cell-properties style:vertical-align="middle" fo:padding="0.0417in" fo:border="0.05pt solid #000000"/>
    </style:style>
    <style:style style:name="Table2.D5" style:family="table-cell">
      <style:table-cell-properties style:vertical-align="middle" fo:padding="0.0417in" fo:border="0.05pt solid #000000"/>
    </style:style>
    <style:style style:name="Table2.D6" style:family="table-cell">
      <style:table-cell-properties style:vertical-align="middle" fo:padding="0.0417in" fo:border="0.05pt solid #000000"/>
    </style:style>
    <style:style style:name="Table2.D7" style:family="table-cell">
      <style:table-cell-properties style:vertical-align="middle" fo:padding="0.0417in" fo:border="0.05pt solid #000000"/>
    </style:style>
    <style:style style:name="Table2.D8" style:family="table-cell">
      <style:table-cell-properties style:vertical-align="middle" fo:padding="0.0417in" fo:border="0.05pt solid #000000"/>
    </style:style>
    <style:style style:name="Table3" style:family="table">
      <style:table-properties style:width="6.6375in" table:align="left" style:writing-mode="lr-tb"/>
    </style:style>
    <style:style style:name="Table3.A" style:family="table-column">
      <style:table-column-properties style:column-width="1.1014in"/>
    </style:style>
    <style:style style:name="Table3.B" style:family="table-column">
      <style:table-column-properties style:column-width="4.091in"/>
    </style:style>
    <style:style style:name="Table3.C" style:family="table-column">
      <style:table-column-properties style:column-width="1.4451in"/>
    </style:style>
    <style:style style:name="Table3.A1" style:family="table-cell">
      <style:table-cell-properties style:vertical-align="middle" fo:background-color="#ffffff" fo:padding="0.0417in" fo:border="0.05pt solid #000000">
        <style:background-image/>
      </style:table-cell-properties>
    </style:style>
    <style:style style:name="Table4" style:family="table">
      <style:table-properties style:width="6.6375in" table:align="left" style:writing-mode="lr-tb"/>
    </style:style>
    <style:style style:name="Table4.A" style:family="table-column">
      <style:table-column-properties style:column-width="1.1431in"/>
    </style:style>
    <style:style style:name="Table4.B" style:family="table-column">
      <style:table-column-properties style:column-width="4.0493in"/>
    </style:style>
    <style:style style:name="Table4.C" style:family="table-column">
      <style:table-column-properties style:column-width="1.4451in"/>
    </style:style>
    <style:style style:name="Table4.A1" style:family="table-cell">
      <style:table-cell-properties style:vertical-align="middle" fo:background-color="#ffffff" fo:padding="0.0417in" fo:border="0.05pt solid #000000">
        <style:background-image/>
      </style:table-cell-properties>
    </style:style>
    <style:style style:name="Table5" style:family="table">
      <style:table-properties style:width="6.6375in" table:align="left" style:writing-mode="lr-tb"/>
    </style:style>
    <style:style style:name="Table5.A" style:family="table-column">
      <style:table-column-properties style:column-width="1.1014in"/>
    </style:style>
    <style:style style:name="Table5.B" style:family="table-column">
      <style:table-column-properties style:column-width="4.091in"/>
    </style:style>
    <style:style style:name="Table5.C" style:family="table-column">
      <style:table-column-properties style:column-width="1.4451in"/>
    </style:style>
    <style:style style:name="Table5.A1" style:family="table-cell">
      <style:table-cell-properties style:vertical-align="middle" fo:background-color="#ffffff" fo:padding="0.0417in" fo:border="0.05pt solid #000000">
        <style:background-image/>
      </style:table-cell-properties>
    </style:style>
    <style:style style:name="Table6" style:family="table">
      <style:table-properties style:width="6.6375in" table:align="left" style:writing-mode="lr-tb"/>
    </style:style>
    <style:style style:name="Table6.A" style:family="table-column">
      <style:table-column-properties style:column-width="1.1014in"/>
    </style:style>
    <style:style style:name="Table6.B" style:family="table-column">
      <style:table-column-properties style:column-width="4.091in"/>
    </style:style>
    <style:style style:name="Table6.C" style:family="table-column">
      <style:table-column-properties style:column-width="1.4451in"/>
    </style:style>
    <style:style style:name="Table6.A1" style:family="table-cell">
      <style:table-cell-properties style:vertical-align="middle" fo:background-color="#ffffff" fo:padding="0.0417in" fo:border="0.05pt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text-properties style:font-name="Arial" fo:font-size="11pt" style:font-size-asian="11pt" style:font-name-complex="Arial" style:font-size-complex="11pt"/>
    </style:style>
    <style:style style:name="P3" style:family="paragraph" style:parent-style-name="Standard">
      <style:text-properties style:font-name="Arial" fo:language="zxx" fo:country="none" style:language-asian="zxx" style:country-asian="none" style:font-name-complex="Arial"/>
    </style:style>
    <style:style style:name="P4" style:family="paragraph" style:parent-style-name="Standard">
      <style:text-properties style:font-name="Arial" style:font-name-complex="Arial"/>
    </style:style>
    <style:style style:name="P5" style:family="paragraph" style:parent-style-name="Standard">
      <style:paragraph-properties>
        <style:tab-stops>
          <style:tab-stop style:position="1.0835in"/>
          <style:tab-stop style:position="6.1417in"/>
          <style:tab-stop style:position="6.3126in"/>
          <style:tab-stop style:position="6.5in" style:type="right"/>
        </style:tab-stops>
      </style:paragraph-properties>
      <style:text-properties fo:color="#ffffff" fo:font-size="8pt" style:font-size-asian="8pt"/>
    </style:style>
    <style:style style:name="P6" style:family="paragraph" style:parent-style-name="Footer">
      <style:text-properties fo:language="zxx" fo:country="none" style:language-asian="zxx" style:country-asian="none"/>
    </style:style>
    <style:style style:name="P7" style:family="paragraph" style:parent-style-name="Text_20_body">
      <style:paragraph-properties fo:margin-top="0in" fo:margin-bottom="0in" loext:contextual-spacing="false" fo:line-height="120%" style:writing-mode="lr-tb"/>
      <style:text-properties fo:font-variant="normal" fo:text-transform="none" style:use-window-font-color="true" style:text-line-through-style="none" style:text-line-through-type="none" style:font-name="Arial" fo:font-size="9pt" fo:language="en" fo:country="US" fo:font-style="normal" style:text-underline-style="none" fo:font-weight="normal" officeooo:rsid="00036670" style:text-blinking="false" fo:background-color="transparent" style:font-name-asian="Times" style:font-size-asian="9pt" style:font-name-complex="Arial" style:font-size-complex="10pt" style:language-complex="ar" style:country-complex="SA"/>
    </style:style>
    <style:style style:name="P8" style:family="paragraph" style:parent-style-name="Text_20_body">
      <style:paragraph-properties fo:margin-top="0in" fo:margin-bottom="0in" loext:contextual-spacing="false" fo:line-height="120%" style:writing-mode="lr-tb"/>
      <style:text-properties fo:font-variant="normal" fo:text-transform="none" style:use-window-font-color="true" style:text-line-through-style="none" style:text-line-through-type="none" style:font-name="Arial" fo:font-size="9pt" fo:language="en" fo:country="US" fo:font-style="normal" style:text-underline-style="none" fo:font-weight="normal" officeooo:rsid="00036670" officeooo:paragraph-rsid="00043141" style:text-blinking="false" fo:background-color="transparent" style:font-name-asian="Times" style:font-size-asian="9pt" style:font-name-complex="Arial" style:font-size-complex="10pt" style:language-complex="ar" style:country-complex="SA"/>
    </style:style>
    <style:style style:name="P9" style:family="paragraph" style:parent-style-name="Text_20_body">
      <style:paragraph-properties fo:margin-top="0in" fo:margin-bottom="0in" loext:contextual-spacing="false" fo:line-height="120%" style:writing-mode="lr-tb"/>
      <style:text-properties fo:font-variant="normal" fo:text-transform="none" style:use-window-font-color="true" style:text-line-through-style="none" style:text-line-through-type="none" style:font-name="Arial" fo:font-size="9pt" fo:language="en" fo:country="US" fo:font-style="normal" style:text-underline-style="none" fo:font-weight="normal" officeooo:rsid="00036670" officeooo:paragraph-rsid="00036670" style:text-blinking="false" fo:background-color="transparent" style:font-name-asian="Times" style:font-size-asian="9pt" style:font-name-complex="Arial" style:font-size-complex="10pt" style:language-complex="ar" style:country-complex="SA"/>
    </style:style>
    <style:style style:name="P10"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style>
    <style:style style:name="P11" style:family="paragraph" style:parent-style-name="_2022_Subtitle">
      <style:text-properties officeooo:rsid="0002a709" officeooo:paragraph-rsid="0002a709"/>
    </style:style>
    <style:style style:name="P12" style:family="paragraph" style:parent-style-name="_2022_Title_20_Headline">
      <style:text-properties officeooo:rsid="00036670"/>
    </style:style>
    <style:style style:name="P13" style:family="paragraph" style:parent-style-name="Text_20_body">
      <style:text-properties style:use-window-font-color="true" style:font-name="Arial" fo:font-size="9pt" fo:language="en" fo:country="US" officeooo:rsid="00036670" style:font-name-asian="Times" style:font-size-asian="9pt" style:font-name-complex="Arial" style:font-size-complex="10pt" style:language-complex="ar" style:country-complex="SA"/>
    </style:style>
    <style:style style:name="P14" style:family="paragraph" style:parent-style-name="_2022_Body_20_Text">
      <style:text-properties officeooo:paragraph-rsid="000d1aaf"/>
    </style:style>
    <style:style style:name="P15" style:family="paragraph" style:parent-style-name="_2022_Body_20_Text">
      <style:text-properties officeooo:rsid="00062ad6" officeooo:paragraph-rsid="00066d7f"/>
    </style:style>
    <style:style style:name="P16" style:family="paragraph" style:parent-style-name="_2022_Body_20_Text">
      <style:text-properties officeooo:rsid="00062ad6" officeooo:paragraph-rsid="00062ad6"/>
    </style:style>
    <style:style style:name="P17" style:family="paragraph" style:parent-style-name="_2022_Body_20_Text">
      <style:text-properties officeooo:rsid="00066d7f" officeooo:paragraph-rsid="00066d7f"/>
    </style:style>
    <style:style style:name="P18" style:family="paragraph" style:parent-style-name="_2022_Body_20_Text">
      <style:text-properties officeooo:rsid="00045ea1" officeooo:paragraph-rsid="00045ea1"/>
    </style:style>
    <style:style style:name="P19" style:family="paragraph" style:parent-style-name="_2022_Body_20_Text">
      <style:text-properties officeooo:rsid="00043141" officeooo:paragraph-rsid="00045ea1"/>
    </style:style>
    <style:style style:name="P20" style:family="paragraph" style:parent-style-name="_2022_Body_20_Text">
      <style:text-properties officeooo:rsid="00043141" officeooo:paragraph-rsid="00043141"/>
    </style:style>
    <style:style style:name="P21" style:family="paragraph" style:parent-style-name="_2022_Body_20_Text">
      <style:text-properties officeooo:paragraph-rsid="00036670"/>
    </style:style>
    <style:style style:name="P22" style:family="paragraph" style:parent-style-name="_2022_Body_20_Text">
      <style:text-properties officeooo:rsid="00099551" officeooo:paragraph-rsid="00099551"/>
    </style:style>
    <style:style style:name="P23" style:family="paragraph" style:parent-style-name="_2022_Body_20_Text">
      <style:text-properties fo:language="zxx" fo:country="none" style:language-asian="zxx" style:country-asian="none"/>
    </style:style>
    <style:style style:name="P24" style:family="paragraph" style:parent-style-name="_2022_Heading_20_TOC_20_1">
      <style:paragraph-properties fo:break-before="page"/>
    </style:style>
    <style:style style:name="P25" style:family="paragraph" style:parent-style-name="_2022_Subhead_20_TOC_20_2">
      <style:text-properties fo:font-weight="bold" officeooo:rsid="00043141" officeooo:paragraph-rsid="00043141" style:font-weight-asian="bold" style:font-weight-complex="bold"/>
    </style:style>
    <style:style style:name="P26" style:family="paragraph" style:parent-style-name="_2022_Subhead_20_TOC_20_2">
      <style:text-properties officeooo:rsid="00099551" officeooo:paragraph-rsid="00099551"/>
    </style:style>
    <style:style style:name="P27" style:family="paragraph" style:parent-style-name="_2022_Subhead_20_TOC_20_2">
      <style:text-properties officeooo:rsid="00036670" officeooo:paragraph-rsid="00036670"/>
    </style:style>
    <style:style style:name="P28" style:family="paragraph" style:parent-style-name="_2022_Second_20_Subhead_20_TOC_20_3">
      <style:text-properties fo:font-style="normal" officeooo:rsid="000604d3" officeooo:paragraph-rsid="00066d7f" style:font-style-asian="normal" style:font-style-complex="normal"/>
    </style:style>
    <style:style style:name="P29" style:family="paragraph" style:parent-style-name="_2022_Second_20_Subhead_20_TOC_20_3">
      <style:text-properties fo:font-style="normal" officeooo:rsid="000604d3" officeooo:paragraph-rsid="000604d3" style:font-style-asian="normal" style:font-style-complex="normal"/>
    </style:style>
    <style:style style:name="P30" style:family="paragraph" style:parent-style-name="_2022_Second_20_Subhead_20_TOC_20_3">
      <style:text-properties fo:font-style="normal" officeooo:rsid="00043141" officeooo:paragraph-rsid="00043141" style:font-style-asian="normal" style:font-style-complex="normal"/>
    </style:style>
    <style:style style:name="P31" style:family="paragraph" style:parent-style-name="_2022_Body_20_Text" style:list-style-name="L3"/>
    <style:style style:name="P32" style:family="paragraph" style:parent-style-name="_2022_Body_20_Text" style:list-style-name="L4"/>
    <style:style style:name="P33" style:family="paragraph" style:parent-style-name="_2022_Body_20_Text" style:list-style-name="L5"/>
    <style:style style:name="P34" style:family="paragraph" style:parent-style-name="_2022_Body_20_Text" style:list-style-name="L6"/>
    <style:style style:name="P35" style:family="paragraph" style:parent-style-name="_2022_Body_20_Text" style:list-style-name="L7"/>
    <style:style style:name="P36" style:family="paragraph" style:parent-style-name="_2022_Body_20_Text" style:list-style-name="L8"/>
    <style:style style:name="P37" style:family="paragraph" style:parent-style-name="_2022_Body_20_Text" style:list-style-name="L9"/>
    <style:style style:name="P38" style:family="paragraph" style:parent-style-name="_2022_Body_20_Text" style:list-style-name="L10"/>
    <style:style style:name="P39" style:family="paragraph" style:parent-style-name="_2022_Body_20_Text" style:list-style-name="L11"/>
    <style:style style:name="P40" style:family="paragraph" style:parent-style-name="_2022_Body_20_Text" style:list-style-name="L12"/>
    <style:style style:name="P41" style:family="paragraph" style:parent-style-name="_2022_Body_20_Text" style:list-style-name="L13"/>
    <style:style style:name="P42" style:family="paragraph" style:parent-style-name="_2022_Body_20_Text" style:list-style-name="L14"/>
    <style:style style:name="P43" style:family="paragraph" style:parent-style-name="_2022_Body_20_Text" style:list-style-name="L15"/>
    <style:style style:name="P44" style:family="paragraph" style:parent-style-name="_2022_Body_20_Text" style:list-style-name="L16"/>
    <style:style style:name="P45" style:family="paragraph" style:parent-style-name="_2022_Body_20_Text" style:list-style-name="L17"/>
    <style:style style:name="P46" style:family="paragraph" style:parent-style-name="_2022_Body_20_Text" style:list-style-name="L18"/>
    <style:style style:name="P47" style:family="paragraph" style:parent-style-name="_2022_Body_20_Text" style:list-style-name="L19"/>
    <style:style style:name="P48" style:family="paragraph" style:parent-style-name="_2022_Body_20_Text" style:list-style-name="L20"/>
    <style:style style:name="P49" style:family="paragraph" style:parent-style-name="_2022_Body_20_Text" style:list-style-name="L21"/>
    <style:style style:name="P50" style:family="paragraph" style:parent-style-name="_2022_Body_20_Text" style:list-style-name="L22"/>
    <style:style style:name="P51" style:family="paragraph" style:parent-style-name="_2022_Body_20_Text" style:list-style-name="L23"/>
    <style:style style:name="P52" style:family="paragraph" style:parent-style-name="_2022_Body_20_Text" style:list-style-name="L24"/>
    <style:style style:name="P53" style:family="paragraph" style:parent-style-name="_2022_Body_20_Text" style:list-style-name="L25"/>
    <style:style style:name="P54" style:family="paragraph" style:parent-style-name="_2022_Body_20_Text">
      <style:text-properties officeooo:rsid="0014962a" officeooo:paragraph-rsid="0014962a"/>
    </style:style>
    <style:style style:name="P55" style:family="paragraph" style:parent-style-name="_2022_Body_20_Text">
      <style:text-properties officeooo:rsid="00188758" officeooo:paragraph-rsid="00154e68"/>
    </style:style>
    <style:style style:name="P56" style:family="paragraph" style:parent-style-name="_2022_Body_20_Text">
      <style:text-properties officeooo:rsid="00154e68" officeooo:paragraph-rsid="00154e68"/>
    </style:style>
    <style:style style:name="P57" style:family="paragraph" style:parent-style-name="_2022_Subhead_20_TOC_20_2" style:master-page-name="First_20_Page">
      <style:paragraph-properties style:page-number="auto"/>
    </style:style>
    <style:style style:name="P58" style:family="paragraph" style:parent-style-name="_2022_Bulleted_20_list">
      <style:text-properties officeooo:rsid="00043141" officeooo:paragraph-rsid="00043141"/>
    </style:style>
    <style:style style:name="P59" style:family="paragraph" style:parent-style-name="_2022_Bulleted_20_list">
      <style:text-properties officeooo:rsid="00066d7f" officeooo:paragraph-rsid="00066d7f"/>
    </style:style>
    <style:style style:name="P60" style:family="paragraph" style:parent-style-name="_2022_Bulleted_20_list">
      <style:text-properties officeooo:paragraph-rsid="000d1aaf"/>
    </style:style>
    <style:style style:name="P61" style:family="paragraph" style:parent-style-name="_2022_Bulleted_20_list">
      <style:text-properties style:font-name="Arial"/>
    </style:style>
    <style:style style:name="P62" style:family="paragraph" style:parent-style-name="_2022_Bulleted_20_list">
      <style:text-properties style:font-name="Arial" officeooo:rsid="000dda48" officeooo:paragraph-rsid="000dda48"/>
    </style:style>
    <style:style style:name="P63" style:family="paragraph" style:parent-style-name="_2022_Bulleted_20_list">
      <style:text-properties style:font-name="Arial" officeooo:rsid="000f56b3" officeooo:paragraph-rsid="000f56b3"/>
    </style:style>
    <style:style style:name="P64" style:family="paragraph" style:parent-style-name="_2022_Bulleted_20_list">
      <style:text-properties style:font-name="Arial" fo:font-style="italic" style:font-style-asian="italic" style:font-style-complex="italic"/>
    </style:style>
    <style:style style:name="P65" style:family="paragraph" style:parent-style-name="_2022_Bulleted_20_list">
      <style:text-properties officeooo:rsid="00188758" officeooo:paragraph-rsid="00154e68"/>
    </style:style>
    <style:style style:name="P66" style:family="paragraph" style:parent-style-name="_2022_Bulleted_20_list">
      <style:text-properties officeooo:rsid="0017f4c2" officeooo:paragraph-rsid="00154e68"/>
    </style:style>
    <style:style style:name="P67" style:family="paragraph" style:parent-style-name="_2022_Bulleted_20_list">
      <style:text-properties officeooo:rsid="00154e68" officeooo:paragraph-rsid="00154e68"/>
    </style:style>
    <style:style style:name="P68" style:family="paragraph" style:parent-style-name="_2022_Bulleted_20_list" style:list-style-name="">
      <style:paragraph-properties fo:margin-left="0in" fo:margin-right="0in" fo:text-indent="0in" style:auto-text-indent="false"/>
      <style:text-properties officeooo:rsid="00043141" officeooo:paragraph-rsid="00043141"/>
    </style:style>
    <style:style style:name="P69" style:family="paragraph" style:parent-style-name="_2022_Heading_20_TOC_20_1">
      <style:paragraph-properties fo:break-before="page"/>
    </style:style>
    <style:style style:name="P70" style:family="paragraph" style:parent-style-name="_2022_Heading_20_TOC_20_1">
      <style:paragraph-properties fo:break-before="page"/>
      <style:text-properties officeooo:rsid="00036670" officeooo:paragraph-rsid="00036670"/>
    </style:style>
    <style:style style:name="P71" style:family="paragraph" style:parent-style-name="_2022_Heading_20_TOC_20_1">
      <style:paragraph-properties fo:break-before="page"/>
      <style:text-properties officeooo:rsid="00043141" officeooo:paragraph-rsid="00043141"/>
    </style:style>
    <style:style style:name="P7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3" style:family="paragraph">
      <loext:graphic-properties draw:fill="solid" draw:fill-color="#7ac442"/>
      <style:paragraph-properties style:writing-mode="lr-tb"/>
    </style:style>
    <style:style style:name="P74" style:family="paragraph">
      <loext:graphic-properties draw:fill="solid" draw:fill-color="#d9d9d9"/>
      <style:paragraph-properties style:writing-mode="lr-tb"/>
    </style:style>
    <style:style style:name="T1" style:family="text">
      <style:text-properties fo:font-size="8pt" style:font-size-asian="8pt" style:font-name-complex="Arial" style:font-size-complex="8pt"/>
    </style:style>
    <style:style style:name="T2" style:family="text">
      <style:text-properties fo:font-size="8pt" style:font-size-asian="8pt" style:font-name-complex="Times" style:font-size-complex="8pt"/>
    </style:style>
    <style:style style:name="T3" style:family="text">
      <style:text-properties style:font-name-asian="Arial"/>
    </style:style>
    <style:style style:name="T4" style:family="text">
      <style:text-properties fo:font-style="italic" style:font-style-asian="italic"/>
    </style:style>
    <style:style style:name="T5" style:family="text">
      <style:text-properties fo:font-style="italic" style:text-underline-style="solid" style:text-underline-width="auto" style:text-underline-color="font-color" officeooo:rsid="00036670" style:font-style-asian="italic" style:font-style-complex="italic"/>
    </style:style>
    <style:style style:name="T6" style:family="text">
      <style:text-properties officeooo:rsid="00036670"/>
    </style:style>
    <style:style style:name="T7" style:family="text">
      <style:text-properties fo:font-variant="normal" fo:text-transform="none" style:use-window-font-color="true" style:text-line-through-style="none" style:text-line-through-type="none" style:font-name="Arial" fo:font-size="9pt" fo:language="en" fo:country="US" fo:font-style="normal" style:text-underline-style="none" fo:font-weight="normal" officeooo:rsid="00036670" style:text-blinking="false" fo:background-color="transparent" loext:char-shading-value="0" style:font-name-asian="Times" style:font-size-asian="9pt" style:font-name-complex="Arial" style:font-size-complex="10pt" style:language-complex="ar" style:country-complex="SA"/>
    </style:style>
    <style:style style:name="T8" style:family="text">
      <style:text-properties officeooo:rsid="00043141"/>
    </style:style>
    <style:style style:name="T9" style:family="text">
      <style:text-properties officeooo:rsid="000604d3"/>
    </style:style>
    <style:style style:name="T10" style:family="text">
      <style:text-properties officeooo:rsid="00066d7f"/>
    </style:style>
    <style:style style:name="T11" style:family="text">
      <style:text-properties style:font-name="Liberation Serif" fo:background-color="transparent" loext:char-shading-value="0"/>
    </style:style>
    <style:style style:name="T12" style:family="text">
      <style:text-properties style:font-name="Liberation Serif" officeooo:rsid="0028b7bb" fo:background-color="transparent" loext:char-shading-value="0"/>
    </style:style>
    <style:style style:name="T13" style:family="text">
      <style:text-properties style:font-name="Liberation Serif" fo:font-weight="bold" fo:background-color="transparent" loext:char-shading-value="0"/>
    </style:style>
    <style:style style:name="T14" style:family="text">
      <style:text-properties style:font-name="Liberation Serif" fo:font-size="12pt" fo:font-style="normal" fo:font-weight="normal"/>
    </style:style>
    <style:style style:name="T15" style:family="text">
      <style:text-properties fo:background-color="transparent" loext:char-shading-value="0"/>
    </style:style>
    <style:style style:name="T16" style:family="text">
      <style:text-properties officeooo:rsid="000dda48" fo:background-color="transparent" loext:char-shading-value="0"/>
    </style:style>
    <style:style style:name="T17" style:family="text">
      <style:text-properties officeooo:rsid="000d1aaf"/>
    </style:style>
    <style:style style:name="T18" style:family="text">
      <style:text-properties officeooo:rsid="0010e5bb"/>
    </style:style>
    <style:style style:name="T19" style:family="text">
      <style:text-properties officeooo:rsid="0011fb1f"/>
    </style:style>
    <style:style style:name="T20" style:family="text">
      <style:text-properties fo:font-weight="bold" fo:background-color="transparent" loext:char-shading-value="0"/>
    </style:style>
    <style:style style:name="T21" style:family="text">
      <style:text-properties style:font-name="Arial"/>
    </style:style>
    <style:style style:name="T22" style:family="text">
      <style:text-properties style:font-name="Arial" officeooo:rsid="000d1aaf"/>
    </style:style>
    <style:style style:name="T23" style:family="text">
      <style:text-properties style:font-name="Arial" fo:background-color="transparent" loext:char-shading-value="0"/>
    </style:style>
    <style:style style:name="T24" style:family="text">
      <style:text-properties style:font-name="Arial" officeooo:rsid="0014962a" fo:background-color="transparent" loext:char-shading-value="0"/>
    </style:style>
    <style:style style:name="T25" style:family="text">
      <style:text-properties style:font-name="Arial" fo:font-weight="bold" officeooo:rsid="0014962a" fo:background-color="transparent" loext:char-shading-value="0"/>
    </style:style>
    <style:style style:name="T26" style:family="text">
      <style:text-properties style:font-name="Arial" fo:font-weight="bold" officeooo:rsid="0014962a" fo:background-color="transparent" loext:char-shading-value="0" style:font-weight-asian="bold" style:font-weight-complex="bold"/>
    </style:style>
    <style:style style:name="T27" style:family="text">
      <style:text-properties officeooo:rsid="0014962a"/>
    </style:style>
    <style:style style:name="T28" style:family="text">
      <style:text-properties officeooo:rsid="00188758"/>
    </style:style>
    <style:style style:name="T2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ffffff"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draw:fill="solid" draw:fill-color="#ffffff" draw:opacity="0%" fo:padding-left="0.1102in" fo:padding-right="0.1102in" fo:padding-top="0.0602in" fo:padding-bottom="0.0602in" fo:border="none"/>
    </style:style>
    <style:style style:name="fr2"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text:start-value="8">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text:start-value="9">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text:start-value="1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text:start-value="1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text:start-value="1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text:start-value="1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text:start-value="1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text:start-value="1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text:start-value="1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text:start-value="1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text:start-value="18">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text:start-value="19">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text:start-value="2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text:start-value="2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7ac442" draw:textarea-horizontal-align="left" draw:textarea-vertical-align="middle"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d9d9d9" draw:textarea-horizontal-align="left" draw:textarea-vertical-align="middle"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frame draw:style-name="fr1" draw:name="Frame2" text:anchor-type="char" svg:x="-0.0008in" svg:y="-0.4402in" svg:width="4.7854in" svg:height="0.5835in" draw:z-index="3"><draw:text-box><text:p text:style-name="P11"><text:span text:style-name="T6">SUSE</text:span> OpenStack <text:span text:style-name="T6">Cloud</text:span> Deployment</text:p></draw:text-box></draw:frame>­­<text:span text:style-name="T3"> </text:span><draw:custom-shape text:anchor-type="char" draw:z-index="4" draw:style-name="gr1" draw:text-style-name="P73" svg:width="2.1949in" svg:height="0.128in" svg:x="4.8937in" svg:y="-0.622in"><text:p/><draw:enhanced-geometry svg:viewBox="0 0 21600 21600" draw:type="rectangle" draw:enhanced-path="M 0 0 L 21600 0 21600 21600 0 21600 0 0 Z N"/></draw:custom-shape><draw:custom-shape text:anchor-type="char" draw:z-index="5" draw:style-name="gr2" draw:text-style-name="P74" svg:width="4.8039in" svg:height="0.128in" svg:x="-0.0154in" svg:y="-0.622in"><text:p/><draw:enhanced-geometry svg:viewBox="0 0 21600 21600" draw:type="rectangle" draw:enhanced-path="M 0 0 L 21600 0 21600 21600 0 21600 0 0 Z N"/></draw:custom-shape></text:p>
      <text:p text:style-name="P4"/>
      <text:p text:style-name="P4"/>
      <text:p text:style-name="_2022_Body_20_Text"/>
      <text:p text:style-name="_2022_Body_20_Text"/>
      <text:p text:style-name="P23"><draw:frame draw:style-name="fr1" draw:name="Frame3" text:anchor-type="char" svg:x="-0.0689in" svg:y="0.0402in" svg:width="6.75in" svg:height="2.3752in" draw:z-index="2"><draw:text-box><text:p text:style-name="P12">Planning an Enterprise OpenStack Deployment</text:p><text:p text:style-name="_2022_Subtitle"><text:line-break/><text:span text:style-name="T6">Sucessfully implementing SUSE OpenStack Cloud in an enterprise environment</text:span></text:p></draw:text-box></draw:frame></text:p>
      <text:p text:style-name="P4"/>
      <text:p text:style-name="P4"/>
      <text:p text:style-name="P4"/>
      <text:p text:style-name="P4"/>
      <text:p text:style-name="P3"><draw:frame draw:style-name="fr1" draw:name="Frame4" text:anchor-type="char" svg:x="-0.0575in" svg:y="0.2035in" svg:width="3.2in" svg:height="0.4in" draw:z-index="1"><draw:text-box><text:p text:style-name="Standard"/></draw:text-box></draw:frame></text:p>
      <text:p text:style-name="_2022_Body_20_Tex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_2022_Heading_20_TOC_20_1" text:outline-level="1">Formatting<text:span text:style-name="T3"> </text:span>Notes</text:h>
      <text:p text:style-name="_2022_Body_20_Text">Please<text:span text:style-name="T3"> </text:span>use<text:span text:style-name="T3"> </text:span>styles<text:span text:style-name="T3"> </text:span>preceded<text:span text:style-name="T3"> </text:span>by<text:span text:style-name="T3"> </text:span>a<text:span text:style-name="T3"> </text:span>bullet<text:span text:style-name="T3"> </text:span>(<text:span text:style-name="T3">●</text:span>).<text:span text:style-name="T3"> </text:span>Styles<text:span text:style-name="T3"> </text:span>available<text:span text:style-name="T3"> </text:span>for<text:span text:style-name="T3"> </text:span>use<text:span text:style-name="T3"> </text:span>in<text:span text:style-name="T3"> </text:span>this<text:span text:style-name="T3"> </text:span>document<text:span text:style-name="T3"> </text:span>include:</text:p>
      <text:h text:style-name="_2022_Heading_20_TOC_20_1" text:outline-level="1">Heading</text:h>
      <text:p text:style-name="_2022_Subhead_20_TOC_20_2">Subhead</text:p>
      <text:p text:style-name="_2022_Body_20_Text">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p>
      <text:list xml:id="list2936761153072452600" text:style-name="WW8Num14">
        <text:list-item>
          <text:p text:style-name="_2022_Bulleted_20_list">Bullet<text:span text:style-name="T3"> </text:span>list</text:p>
        </text:list-item>
        <text:list-item>
          <text:p text:style-name="_2022_Bulleted_20_list">Bullet<text:span text:style-name="T3"> </text:span>list</text:p>
        </text:list-item>
        <text:list-item>
          <text:p text:style-name="_2022_Bulleted_20_list">Bullet<text:span text:style-name="T3"> </text:span>list</text:p>
        </text:list-item>
        <text:list-item>
          <text:p text:style-name="_2022_Bulleted_20_list">Bullet<text:span text:style-name="T3"> </text:span>list</text:p>
        </text:list-item>
      </text:list>
      <text:h text:style-name="_2022_Heading_20_TOC_20_1" text:outline-level="1">Heading</text:h>
      <text:p text:style-name="_2022_Subhead_20_TOC_20_2">Subhead</text:p>
      <text:p text:style-name="_2022_Body_20_Text">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p>
      <text:p text:style-name="_2022_Body_20_Text">If<text:span text:style-name="T3"> </text:span>you<text:span text:style-name="T3"> </text:span>need<text:span text:style-name="T3"> </text:span>to<text:span text:style-name="T3"> </text:span>import<text:span text:style-name="T3"> </text:span>an<text:span text:style-name="T3"> </text:span>image<text:span text:style-name="T3"> </text:span>do<text:span text:style-name="T3"> </text:span>so<text:span text:style-name="T3"> </text:span>through<text:span text:style-name="T3"> </text:span>the<text:span text:style-name="T3"> </text:span>Insert<text:span text:style-name="T3"> </text:span>&gt;<text:span text:style-name="T3"> </text:span>Picture<text:span text:style-name="T3"> </text:span>&gt;<text:span text:style-name="T3"> </text:span>From<text:span text:style-name="T3"> </text:span>file<text:span text:style-name="T3"> </text:span>menu.<text:span text:style-name="T3"> </text:span>Be<text:span text:style-name="T3"> </text:span>sure<text:span text:style-name="T3"> </text:span>to<text:span text:style-name="T3"> </text:span>import<text:span text:style-name="T3"> </text:span>images<text:span text:style-name="T3"> </text:span>that<text:span text:style-name="T3"> </text:span>are<text:span text:style-name="T3"> </text:span>appropriately<text:span text:style-name="T3"> </text:span>sized<text:span text:style-name="T3"> </text:span>for<text:span text:style-name="T3"> </text:span>the<text:span text:style-name="T3"> </text:span>column<text:span text:style-name="T3"> </text:span>width<text:span text:style-name="T3"> </text:span>of<text:span text:style-name="T3"> </text:span>this<text:span text:style-name="T3"> </text:span>template.<text:span text:style-name="T3"> </text:span>And,<text:span text:style-name="T3"> </text:span>be<text:span text:style-name="T3"> </text:span>sure<text:span text:style-name="T3"> </text:span>that<text:span text:style-name="T3"> </text:span>the<text:span text:style-name="T3"> </text:span>image<text:span text:style-name="T3"> </text:span>is<text:span text:style-name="T3"> </text:span>placed<text:span text:style-name="T3"> </text:span>appropriately<text:span text:style-name="T3"> </text:span>in<text:span text:style-name="T3"> </text:span>the<text:span text:style-name="T3"> </text:span>flow<text:span text:style-name="T3"> </text:span>of<text:span text:style-name="T3"> </text:span>the<text:span text:style-name="T3"> </text:span>copy.</text:p>
      <text:p text:style-name="_2022_Second_20_Subhead_20_TOC_20_3">Second<text:span text:style-name="T3"> </text:span>Subhead</text:p>
      <text:p text:style-name="_2022_Body_20_Text">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span text:style-name="T3"> </text:span>body<text:span text:style-name="T3"> </text:span>copy.</text:p>
      <text:h text:style-name="_2022_Heading_20_TOC_20_1" text:outline-level="1">Table<text:span text:style-name="T3"> </text:span>of<text:span text:style-name="T3"> </text:span>Contents<text:span text:style-name="T3"> </text:span>Creation</text:h>
      <text:p text:style-name="_2022_Body_20_Text">In<text:span text:style-name="T3"> </text:span>order<text:span text:style-name="T3"> </text:span>to<text:span text:style-name="T3"> </text:span>insert<text:span text:style-name="T3"> </text:span>a<text:span text:style-name="T3"> </text:span>table<text:span text:style-name="T3"> </text:span>of<text:span text:style-name="T3"> </text:span>contents<text:span text:style-name="T3"> </text:span>(using<text:span text:style-name="T3"> </text:span>Microsoft<text:span text:style-name="T3"> </text:span>Word<text:span text:style-name="T3"> </text:span>2010):</text:p>
      <text:list xml:id="list3601042790827771211" text:style-name="WW8Num18">
        <text:list-item>
          <text:p text:style-name="_2022_Numbered_20_List">First,<text:span text:style-name="T3"> </text:span>complete<text:span text:style-name="T3"> </text:span>the<text:span text:style-name="T3"> </text:span>content<text:span text:style-name="T3"> </text:span>of<text:span text:style-name="T3"> </text:span>the<text:span text:style-name="T3"> </text:span>document.</text:p>
        </text:list-item>
        <text:list-item>
          <text:p text:style-name="_2022_Numbered_20_List">Insert<text:span text:style-name="T3"> </text:span>a<text:span text:style-name="T3"> </text:span>page<text:span text:style-name="T3"> </text:span>break<text:span text:style-name="T3"> </text:span>immediately<text:span text:style-name="T3"> </text:span>before<text:span text:style-name="T3"> </text:span>your<text:span text:style-name="T3"> </text:span>copy<text:span text:style-name="T3"> </text:span>begins.</text:p>
        </text:list-item>
        <text:list-item>
          <text:p text:style-name="_2022_Numbered_20_List">On<text:span text:style-name="T3"> </text:span>this<text:span text:style-name="T3"> </text:span>new<text:span text:style-name="T3"> </text:span>blank<text:span text:style-name="T3"> </text:span>page<text:span text:style-name="T3"> </text:span>position<text:span text:style-name="T3"> </text:span>your<text:span text:style-name="T3"> </text:span>cursor<text:span text:style-name="T3"> </text:span>at<text:span text:style-name="T3"> </text:span>the<text:span text:style-name="T3"> </text:span>top<text:span text:style-name="T3"> </text:span>of<text:span text:style-name="T3"> </text:span>the<text:span text:style-name="T3"> </text:span>page.</text:p>
        </text:list-item>
        <text:list-item>
          <text:p text:style-name="_2022_Numbered_20_List">Go<text:span text:style-name="T3"> </text:span>to<text:span text:style-name="T3"> </text:span>the<text:span text:style-name="T3"> </text:span><text:span text:style-name="T4">References</text:span><text:span text:style-name="T3"> </text:span>tab.</text:p>
        </text:list-item>
        <text:list-item>
          <text:p text:style-name="_2022_Numbered_20_List">Click<text:span text:style-name="T3"> </text:span>on<text:span text:style-name="T3"> </text:span>Table<text:span text:style-name="T3"> </text:span>of<text:span text:style-name="T3"> </text:span>Contents,<text:span text:style-name="T3"> </text:span>then<text:span text:style-name="T3"> </text:span>select<text:span text:style-name="T3"> </text:span>one<text:span text:style-name="T3"> </text:span>of<text:span text:style-name="T3"> </text:span>the<text:span text:style-name="T3"> </text:span>automatic<text:span text:style-name="T3"> </text:span>table<text:span text:style-name="T3"> </text:span>of<text:span text:style-name="T3"> </text:span>content<text:span text:style-name="T3"> </text:span>options.</text:p>
        </text:list-item>
        <text:list-item>
          <text:p text:style-name="_2022_Numbered_20_List"><text:soft-page-break/>Adjust<text:span text:style-name="T3"> </text:span>the<text:span text:style-name="T3"> </text:span>styles<text:span text:style-name="T3"> </text:span>within<text:span text:style-name="T3"> </text:span>the<text:span text:style-name="T3"> </text:span>table<text:span text:style-name="T3"> </text:span>of<text:span text:style-name="T3"> </text:span>contents<text:span text:style-name="T3"> </text:span>to<text:span text:style-name="T3"> </text:span>match<text:span text:style-name="T3"> </text:span>the<text:span text:style-name="T3"> </text:span>rest<text:span text:style-name="T3"> </text:span>of<text:span text:style-name="T3"> </text:span>the<text:span text:style-name="T3"> </text:span>document.</text:p>
        </text:list-item>
      </text:list>
      <text:p text:style-name="Standard"/>
      <text:h text:style-name="P70" text:outline-level="1">Introduction</text:h>
      <text:p text:style-name="P27">Why do I need this?</text:p>
      <text:p text:style-name="P22">T<text:span text:style-name="T7">he actual physical implementation and deployment of your cloud will be the shortest part of the whole project to get it up and running. <text:s/>The vast majority of your project time will be spent in conference rooms with whiteboards and take-out food hashing out the details of what this project is going to look like. <text:s/>The cloud project will require the cooperation and input from a wide variety of sources, such as the storage team, network team, physical infrastructure management, end-users, legal, procurement and more. <text:s/>Without this coordinated effort, users will get frustrated, your project will not be successful, and the whole thing is doomed from the start</text:span></text:p>
      <text:p text:style-name="P26">What is the intent of this document?</text:p>
      <text:p text:style-name="P21"><text:span text:style-name="T6">This document is intended as a </text:span><text:span text:style-name="T5">starting point</text:span><text:span text:style-name="T6"> for a SUSE OpenStack Cloud implementation. <text:s/>Use this guide as a </text:span><text:bookmark text:name="docs-internal-guid-06f4e266-0029-2538-edeb-930d15ff0a58"/><text:span text:style-name="T7">guide to help you prepare for deployment and as a worksheet as you discuss how to configure SUSE Cloud for your environment.</text:span></text:p>
      <text:p text:style-name="P13"/>
      <text:p text:style-name="P7">The items below are discussed in greater detail in the SUSE OpenStack Cloud deployment guide. Reference the deployment guide for an understanding of the terms and clarification. Throughout the document you will see references to the section(s) in the deployment guide.</text:p>
      <text:p text:style-name="P7"/>
      <text:p text:style-name="P9">As of the time of this writing, the current version is SUSE OpenStack Cloud 5 (Juno-based release). <text:s/>Deployment guide links are based off of this version and may need to be adjusted for subsequent product versions.</text:p>
      <text:p text:style-name="P7"/>
      <text:p text:style-name="P8"><text:span text:style-name="T8">Community d</text:span>ocumentation may be found on <text:span text:style-name="T8">the OpenStack site, </text:span><text:a xlink:type="simple" xlink:href="http://docs.openstack.org/" text:style-name="Internet_20_link" text:visited-style-name="Visited_20_Internet_20_Link"><text:span text:style-name="T8">http://docs.openstack.org/</text:span></text:a><text:span text:style-name="T8"> <text:s/></text:span>All SUSE-provided documentation, including the deployment guide, is available at: <text:a xlink:type="simple" xlink:href="https://www.suse.com/documentation/suse-cloud-5/" text:style-name="Internet_20_link" text:visited-style-name="Visited_20_Internet_20_Link">https://www.suse.com/documentation/suse-cloud-5/</text:a></text:p>
      <text:p text:style-name="Text_20_body"><text:line-break/></text:p>
      <text:h text:style-name="P71" text:outline-level="1">Preliminary Considerations</text:h>
      <text:p text:style-name="P25">Philosophy of your cloud</text:p>
      <text:p text:style-name="P20">Before you begin planning the technical details of your implementation, there are several overarching questions you will want to consider that will directly impact the overall architecture</text:p>
      <text:list xml:id="list150734432578305" text:continue-list="list2936761153072452600" text:style-name="WW8Num14">
        <text:list-item>
          <text:p text:style-name="P58">What problem are you trying to solve by implementing a private Infrastructure-as-a-service (IaaS) cloud?</text:p>
        </text:list-item>
        <text:list-item>
          <text:p text:style-name="P58">Who are the users of your cloud? What do they want out of it?</text:p>
        </text:list-item>
        <text:list-item>
          <text:p text:style-name="P58">What are your business and technical requirements?</text:p>
        </text:list-item>
        <text:list-item>
          <text:p text:style-name="P58">What are the constraints for this project?</text:p>
        </text:list-item>
        <text:list-item>
          <text:p text:style-name="P59">What additional resources will you require to have a successful deployment?</text:p>
        </text:list-item>
      </text:list>
      <text:p text:style-name="P68"/>
      <text:p text:style-name="P68">Let's consider each of these questions individually.</text:p>
      <text:p text:style-name="P30">What problem are you trying to solve?</text:p>
      <text:p text:style-name="P20">This question is probably the most vital one to know before you begin planning your cloud. <text:s/>If you don't know what the goal is that you are trying to accomplish, your likelihood of achieving it is dramatically reduced.</text:p>
      <text:p text:style-name="P20"/>
      <text:p text:style-name="P19">If, for example, your overall goal is to provide a playground for your developers so they will stop annoying IT with constant requests for additional resources, you will make dramatically different decisions than if your overall goal is to streamline your production environment processes. <text:s/></text:p>
      <text:p text:style-name="P19"/>
      <text:p text:style-name="P18">In the first scenario, you would probably have a single, non-commercial hypervisor such as KVM or Xen. <text:s/>You would <text:s/>likely be looking to implement a relatively cheap backend for volume storage, and high-availability of your control plane may not be significant. <text:s/>You would not likely need to have a large address space reserved for floating IP addresses to expose your cloud workloads to the outside world.</text:p>
      <text:p text:style-name="P19"/>
      <text:p text:style-name="P18">In the second scenario, a production environment, you will be much more stringent in your requirements. <text:s/>You will likely need multiple hypervisors to accommodate varying virtual environments (ie – production will be on VMware, developers will have the cheaper KVM environment, and Windows workloads will be deployed on Hyper-V to maximise the efficiency of licensing costs). <text:s/>You will likely be looking for a more reliable storage infrastructure, leveraging a SAN instead of using local disk storage. <text:s/>You may even have several storage backends that you need to accommodate. <text:s/><text:span text:style-name="T9">You will likely need to reserve a significant number of IP addresses for exposing these production workloads to the outside world.</text:span></text:p>
      <text:p text:style-name="P18"/>
      <text:p text:style-name="P18">Without understanding exactly what you are trying to accomplish with your cloud implementation, you are much more likely to make decisions that will be sub-optimal, which may result in significant costs (in time and money) to rectify. <text:s/><text:span text:style-name="T9">Establishing a correct course here will inform every other decision you make for the better.</text:span></text:p>
      <text:p text:style-name="P18"/>
      <text:p text:style-name="P29"><text:soft-page-break/>Who are the users of your cloud?</text:p>
      <text:p text:style-name="P16">This question is similar to the first, but it is still worthy of considering individually. <text:s/>If the intended users of the cloud are not in-line with the overall goal of the cloud, then significant frustration will likely emerge. <text:s/>Knowing who all of the intended users are and what their needs and expectations are can help you head that frustration off before it festers and impacts productivity.</text:p>
      <text:p text:style-name="P16"/>
      <text:p text:style-name="P16">If, for example, your stated goal is to provide a playground for developers, but there is also going to be a significant number of less-technical users, you will want to make sure you cater to both user groups. <text:s/>The less-technical users will require significantly more documentation of your processes for using the cloud, and formal training may be appropriate to ensure they don't get frustrated and refuse to use it.</text:p>
      <text:p text:style-name="P16"/>
      <text:p text:style-name="P28">Wh<text:span text:style-name="T10">at are the business and technical requirements</text:span>?</text:p>
      <text:p text:style-name="P17">Most enterprise IT environments have specific expectations for uptime, typically in the form of a Service-Level Agreement, or SLA. <text:s/>Stringent SLA's require higher budgets to accommodate higher quality and higher quantities of hardware, networking, and physical infrastructure (power, cooling, disaster-recovery processes, etc). <text:s/>In addition, if you work in government, retail, or healthcare, you will likely have specific compliance requirements for things like PCI, HIPAA, or Common Criteria and these need to be taken into account as well.</text:p>
      <text:p text:style-name="P17"/>
      <text:p text:style-name="P28"><text:span text:style-name="T10">What are the constraints of your project</text:span>?</text:p>
      <text:p text:style-name="P17">Every project is short on something, whether it's manpower, money, or time. <text:s/>This falls squarely into the realm of the old adage, “You can pick any two of fast, cheap, and high quality. <text:s/>You can't have all three.” Often-times ill-informed management will attempt to defy the laws of physics and human nature and require all three, but realistically speaking, that's not going to happen. <text:s/>Understanding the priority of your constraints can help you set management expectations appropriately so that you have achievable success criteria.</text:p>
      <text:p text:style-name="P17"/>
      <text:p text:style-name="P28">Wh<text:span text:style-name="T10">at additional resources will you need</text:span>?</text:p>
      <text:p text:style-name="P15">T<text:span text:style-name="T10">ypically it is a fairly small team that is given the charge to build out your private IaaS cloud. <text:s/>You will need to plan on getting input and assistance from a wide variety of other teams, such as storage, networking, and physical infrastructure. Identifying whose help you will need and when you will need it allows them to plan and give your needs the full attention they require.</text:span></text:p>
      <text:p text:style-name="P15"/>
      <text:p text:style-name="P10"/>
      <text:p text:style-name="P24">Performing a Proof-of-Concept</text:p>
      <text:p text:style-name="P14">If you are using this guide to deploy a proof-of-concept (POC), here are some additional steps to consider.</text:p>
      <text:p text:style-name="_2022_Subhead_20_TOC_20_2">Before the POC begins, <text:span text:style-name="T17">schedule a meeting to discuss <text:s/>the following topics</text:span>:</text:p>
      <text:list xml:id="list150735089617550" text:continue-numbering="true" text:style-name="WW8Num14">
        <text:list-item>
          <text:p text:style-name="P60"><text:span text:style-name="T17">Is the hardware you are planning to use for the proof-of-concept (POC) certified for SUSE Linux En</text:span><text:span text:style-name="T22">terprise Server? <text:s/>You may want to compare your planned hardware setup with the published reference architectures available at </text:span><text:a xlink:type="simple" xlink:href="https://www.suse.com/products/suse-cloud/resource-library/#RA" text:style-name="Internet_20_link" text:visited-style-name="Visited_20_Internet_20_Link"><text:span text:style-name="T21">https://www.suse.com/products/suse-cloud/resource-library/#RA</text:span></text:a></text:p>
        </text:list-item>
        <text:list-item>
          <text:p text:style-name="P62">Verify your intended method for installing the Admin node. <text:s/>Do you have physical access to the node, and if so can you use a DVD or USB drive to install? <text:s/>If you do not have physical access are you planning on attaching the ISO as a virtual DVD, or <text:s/>will you be using a network-based PXE setup?</text:p>
        </text:list-item>
        <text:list-item>
          <text:p text:style-name="P61"><text:span text:style-name="T15">Confirm that the BIOS, </text:span><text:span text:style-name="T16">fiber-channel</text:span><text:span text:style-name="T15"> cards, </text:span><text:span text:style-name="T16">n</text:span><text:span text:style-name="T15">etwork</text:span><text:span text:style-name="T16"> cards</text:span><text:span text:style-name="T15">, </text:span><text:span text:style-name="T16">IPMI devices,</text:span><text:span text:style-name="T15"> and BMC' </text:span><text:span text:style-name="T16">controllers</text:span><text:span text:style-name="T15"> are all </text:span><text:span text:style-name="T20">updated to the latest firmware</text:span><text:span text:style-name="T15"> from the manufacturer.</text:span></text:p>
        </text:list-item>
        <text:list-item>
          <text:p text:style-name="P63">Discuss the planned network, including IP address ranges, VLAN tags, Neutron plugins, and, if using the Open vSwitch plugin, the encapsulation method. <text:s/>Make sure there is an established schedule to have that configuration done before you begin the POC.</text:p>
        </text:list-item>
        <text:list-item>
          <text:p text:style-name="P63">Are you planning on having a highly-available control plane? <text:s/><text:span text:style-name="T18">If so, will there be a difference in the hardware between the POC and production? For example, in the POC you may choose to use a two-node cluster hosting all services, but in production use three-node clusters and split out services onto their own individual clusters.</text:span></text:p>
        </text:list-item>
        <text:list-item>
          <text:p text:style-name="P64"><office:annotation><dc:creator>Rick Ashford</dc:creator><dc:date>2015-05-16T15:02:05</dc:date><text:list text:style-name=""><text:list-item><text:p text:style-name="P72"><text:span text:style-name="T29">Is this really necessary?</text:span></text:p></text:list-item></text:list></office:annotation>If you choose to have a highly available control plane you must choose teaming mode and require that you have at least 2 NIC’s available on all nodes. We recommend that you have at least 4 for redundancy on the network stack. </text:p>
        </text:list-item>
        <text:list-item>
          <text:p text:style-name="P61">Identify your STONITH method and verify that the appropriate resources are available <text:span text:style-name="T19">to implement </text:span></text:p>
        </text:list-item>
        <text:list-item>
          <text:p text:style-name="P61">Source for media and SMT repositories (ex. USB drive brought by SE)</text:p>
        </text:list-item>
        <text:list-item>
          <text:p text:style-name="P61">Use Admin Appliance? (Could remove the next requirement for backup/restore)</text:p>
        </text:list-item>
        <text:list-item>
          <text:p text:style-name="P61">Backup/restore plan for the admin server if the installation must be repeated ( Two separate disks, RAID 0, dd copy at point before install-suse-cloud script. This will allow for loading into rescue and dd copy back to that point. )</text:p>
        </text:list-item>
        <text:list-item>
          <text:p text:style-name="P61">What will the patching/upgrade strategy be? (update barclamp, SUSE Manager, none)</text:p>
        </text:list-item>
        <text:list-item>
          <text:p text:style-name="P61">Build a SLE11 SP3 JeOS image using SUSE Studio with supportutils package and setup network configuration with yast at firstboot. This will come in handy for troubleshooting network issues on any hardware so that we can setup the network configuration properly for crowbar. </text:p>
        </text:list-item>
        <text:list-item>
          <text:p text:style-name="P61">On the first day of the POC:</text:p>
          <text:list>
            <text:list-item>
              <text:p text:style-name="P61">Bring SLE11 SP3 JeOS image</text:p>
            </text:list-item>
            <text:list-item>
              <text:p text:style-name="P61">Collect a supportconfig from all systems that will be part of the cloud infrastructure</text:p>
            </text:list-item>
            <text:list-item>
              <text:p text:style-name="_2022_Bulleted_20_list"><text:span text:style-name="T23">Use the supportconfigs to review interface map/network conduit/network info in network.json </text:span><text:span text:style-name="T26">DG</text:span><text:span text:style-name="T24"> </text:span><text:a xlink:type="simple" xlink:href="https://www.suse.com/documentation/suse-cloud-5/singlehtml/book_cloud_deploy/book_cloud_deploy.html#app.deploy.network_json" text:style-name="Internet_20_link" text:visited-style-name="Visited_20_Internet_20_Link"><text:span text:style-name="T25">Appendix D</text:span></text:a></text:p>
            </text:list-item>
          </text:list>
        </text:list-item>
      </text:list>
      <text:p text:style-name="_2022_Body_20_Text"/>
      <text:p text:style-name="_2022_Heading_20_TOC_20_1"/>
      <text:p text:style-name="P24">Worksheet</text:p>
      <text:p text:style-name="_2022_Subhead_20_TOC_20_2">High Availability</text:p>
      <text:p text:style-name="P54">In order to scale your cloud effectively and still provide the levels of service that your users expect, you will likely need to implement high-availability services for the control plane. <text:s/>The level of clustering will depend greatly on the mixture of your level of paranoia, combined with the practical limits of budget, physical resources, and ability/willingness to introduce additional complexity to your implementation. </text:p>
      <text:p text:style-name="P56">If you decide to cluster, you can take two different approaches:</text:p>
      <text:list xml:id="list150734085127018" text:continue-list="list150735089617550" text:style-name="WW8Num14">
        <text:list-item>
          <text:p text:style-name="P67">Build multiple clusters that can each be dedicated to specific OpenStack services-cluster</text:p>
        </text:list-item>
        <text:list-item>
          <text:p text:style-name="P67">Build a single cluster and put all the services on it. <text:s/>If you need to minimize resource contention, you may introduce affinity rules to the cluster that will have it prefer to keep specific services on their own server</text:p>
        </text:list-item>
      </text:list>
      <text:p text:style-name="_2022_Body_20_Text"/>
      <text:p text:style-name="_2022_Body_20_Text"/>
      <text:list xml:id="list857897703514106647" text:style-name="L3">
        <text:list-item>
          <text:p text:style-name="P31">How many nodes will your control plane have? (Typical POC can get away with 2 nodes, but we recommend for production that you have at least 3 nodes and also consider having 3 clusters with 3 nodes each) DG section <text:a xlink:type="simple" xlink:href="https://www.suse.com/documentation/suse-cloud-5/singlehtml/book_cloud_deploy/book_cloud_deploy.html#sec.depl.reg.ha.control" text:style-name="Internet_20_link" text:visited-style-name="Visited_20_Internet_20_Link">2.</text:a><text:a xlink:type="simple" xlink:href="https://www.suse.com/documentation/suse-cloud-5/singlehtml/book_cloud_deploy/book_cloud_deploy.html#sec.depl.reg.ha.control" text:style-name="Internet_20_link" text:visited-style-name="Visited_20_Internet_20_Link"><text:span text:style-name="T27">6</text:span></text:a><text:a xlink:type="simple" xlink:href="https://www.suse.com/documentation/suse-cloud-5/singlehtml/book_cloud_deploy/book_cloud_deploy.html#sec.depl.reg.ha.control" text:style-name="Internet_20_link" text:visited-style-name="Visited_20_Internet_20_Link">.2</text:a></text:p>
        </text:list-item>
      </text:list>
      <text:p text:style-name="_2022_Body_20_Text">________________________________________</text:p>
      <text:p text:style-name="_2022_Body_20_Text"/>
      <text:list xml:id="list3198192173660254873" text:style-name="L4">
        <text:list-item>
          <text:p text:style-name="P32">If your answer in #2 was 3 nodes then skip.</text:p>
        </text:list-item>
      </text:list>
      <text:p text:style-name="_2022_Body_20_Text">What will you use for your shared storage for the database-server and rabbitmq-server? (NFS, DRBD (requires an extra disk for each node in the cluster) external NAS, SAN)</text:p>
      <text:p text:style-name="_2022_Body_20_Text">DG section 2.7.5</text:p>
      <text:p text:style-name="_2022_Body_20_Text">________________________________________</text:p>
      <text:p text:style-name="_2022_Body_20_Text"/>
      <text:list xml:id="list8473745594993033805" text:style-name="L5">
        <text:list-item>
          <text:p text:style-name="P33">How many clusters will you have? </text:p>
        </text:list-item>
      </text:list>
      <text:list xml:id="list1070432738002514157" text:style-name="L6">
        <text:list-item>
          <text:p text:style-name="P34">If you plan to use Ceilometer then you must have a 3 node cluster.</text:p>
        </text:list-item>
        <text:list-item>
          <text:p text:style-name="P34">A typical Production deployment would consist of 3 clusters with 3 nodes each.</text:p>
          <text:list>
            <text:list-item>
              <text:p text:style-name="P34">You would split the roles for each cluster as data, services and network.</text:p>
            </text:list-item>
            <text:list-item>
              <text:p text:style-name="P34">The recommended setup is as follows:</text:p>
              <text:list>
                <text:list-item>
                  <text:p text:style-name="P34">data-cluster: database-server and rabbitmq-server</text:p>
                </text:list-item>
                <text:list-item>
                  <text:p text:style-name="P34">network-cluster: neutron-l3 (as the neutron-l3 role may result in heavy network load and CPU impact) </text:p>
                </text:list-item>
                <text:list-item>
                  <text:p text:style-name="P34"><text:soft-page-break/>services-cluster: keystone, glance-server, swift-proxy, cinder-controller, nova-multi-controller, nova_dashboard-server, ceilometer-server, ceilometer-cagent, heat-server, trove-server, neutron-server</text:p>
                </text:list-item>
              </text:list>
            </text:list-item>
            <text:list-item>
              <text:p text:style-name="P34">If you will be deploying Ceph then it would typically be in its own cluster. </text:p>
            </text:list-item>
          </text:list>
        </text:list-item>
      </text:list>
      <text:p text:style-name="_2022_Body_20_Text">DG section 2.7.2</text:p>
      <text:p text:style-name="_2022_Body_20_Text"/>
      <text:p text:style-name="_2022_Body_20_Text">________________________________________</text:p>
      <text:p text:style-name="_2022_Body_20_Text"/>
      <text:list xml:id="list6117430099638888066" text:style-name="L7">
        <text:list-item>
          <text:p text:style-name="P35">What STONITH device will you be using?</text:p>
        </text:list-item>
      </text:list>
      <text:list xml:id="list9139528863092861770" text:style-name="L8">
        <text:list-item>
          <text:p text:style-name="P36">If you have any type of BMC setup (ILO, iDRAC etc.) then you can use IPMI for the STONITH device. </text:p>
        </text:list-item>
        <text:list-item>
          <text:p text:style-name="P36">Another great method is using SBD (Storage Based Death) if you have shared storage among all 3 nodes in the cluster.</text:p>
        </text:list-item>
        <text:list-item>
          <text:p text:style-name="P36">If your POC does not allow for STONITH to be tested for whatever reason then you can use an unsupported non-production device meatware or ssh</text:p>
        </text:list-item>
      </text:list>
      <text:p text:style-name="_2022_Body_20_Text">DG section 2.7.5</text:p>
      <text:p text:style-name="_2022_Body_20_Text"/>
      <text:p text:style-name="_2022_Body_20_Text">_________________________________________</text:p>
      <text:p text:style-name="_2022_Body_20_Text"><text:line-break/></text:p>
      <text:list xml:id="list7390814973554437378" text:style-name="L9">
        <text:list-item>
          <text:p text:style-name="P37">Which network mode will you will be using? ((Single, Dual, Teaming) Remember to take into account whether you are using a highly available control plane or not, if so then you must choose Teaming) </text:p>
        </text:list-item>
      </text:list>
      <text:p text:style-name="_2022_Body_20_Text">DG section 2.1.2</text:p>
      <text:p text:style-name="_2022_Body_20_Text">________________________________________</text:p>
      <text:p text:style-name="_2022_Body_20_Text"/>
      <text:list xml:id="list2575550268943901242" text:style-name="L10">
        <text:list-item>
          <text:p text:style-name="P38">Are you going to utilize an existing SMT server or install one on the Admin Server?</text:p>
        </text:list-item>
      </text:list>
      <text:p text:style-name="_2022_Body_20_Text">DG section 2.2</text:p>
      <text:p text:style-name="_2022_Body_20_Text">________________________________________</text:p>
      <text:p text:style-name="_2022_Body_20_Text"/>
      <text:list xml:id="list4891315430918837628" text:style-name="L11">
        <text:list-item>
          <text:p text:style-name="P39">Admin Server FQDN? (cannot be changed after deployment) </text:p>
        </text:list-item>
      </text:list>
      <text:p text:style-name="_2022_Body_20_Text">DG section 2.1.4</text:p>
      <text:p text:style-name="_2022_Body_20_Text">________________________________________</text:p>
      <text:p text:style-name="_2022_Body_20_Text"><text:soft-page-break/></text:p>
      <text:list xml:id="list6237808760186405440" text:style-name="L12">
        <text:list-item>
          <text:p text:style-name="P40">Are there additional DNS servers you want SUSE Cloud to forward to for non-local DNS records? </text:p>
        </text:list-item>
      </text:list>
      <text:p text:style-name="_2022_Body_20_Text">DG section 2.1.4</text:p>
      <text:p text:style-name="_2022_Body_20_Text">________________________________________</text:p>
      <text:p text:style-name="_2022_Body_20_Text">________________________________________</text:p>
      <text:p text:style-name="_2022_Body_20_Text"/>
      <text:list xml:id="list1872872755227770750" text:style-name="L13">
        <text:list-item>
          <text:p text:style-name="P41">Which hypervisors will you be supporting in your Cloud? (ESXi, Xen, KVM, Hyper-V) </text:p>
        </text:list-item>
      </text:list>
      <text:p text:style-name="_2022_Body_20_Text">DG sections 1.3, 5.10 </text:p>
      <text:p text:style-name="_2022_Body_20_Text">________________________________________</text:p>
      <text:p text:style-name="_2022_Body_20_Text"/>
      <text:list xml:id="list3718678943381268697" text:style-name="L14">
        <text:list-item>
          <text:p text:style-name="P42">Is a bastion network required on the Admin server?</text:p>
        </text:list-item>
      </text:list>
      <text:p text:style-name="_2022_Body_20_Text">DG section 3.2.4</text:p>
      <text:p text:style-name="_2022_Body_20_Text">_________________________________________</text:p>
      <text:p text:style-name="_2022_Body_20_Text"/>
      <text:list xml:id="list3991732949201476349" text:style-name="L15">
        <text:list-item>
          <text:p text:style-name="P43">What backend will you be using for your Glance image repository? (local, Swift, Ceph RBD) </text:p>
        </text:list-item>
      </text:list>
      <text:p text:style-name="_2022_Body_20_Text">DG section 5.5</text:p>
      <text:p text:style-name="_2022_Body_20_Text">________________________________________</text:p>
      <text:p text:style-name="_2022_Body_20_Text"/>
      <text:list xml:id="list3967020689714656904" text:style-name="L16">
        <text:list-item>
          <text:p text:style-name="P44">Which backend will you choose for Cinder? (local, raw, eqlx, Netapp, EMC, Ceph RBD) </text:p>
        </text:list-item>
      </text:list>
      <text:p text:style-name="_2022_Body_20_Text">DG section 5.8</text:p>
      <text:p text:style-name="_2022_Body_20_Text">________________________________________</text:p>
      <text:p text:style-name="_2022_Body_20_Text"/>
      <text:list xml:id="list7357053059232894325" text:style-name="L17">
        <text:list-item>
          <text:p text:style-name="P45">Which plugin will you use for Neutron? (linuxbridge, openvswitch, cisco)</text:p>
        </text:list-item>
      </text:list>
      <text:p text:style-name="_2022_Body_20_Text">DG section 5.9</text:p>
      <text:p text:style-name="_2022_Body_20_Text">________________________________________</text:p>
      <text:p text:style-name="_2022_Body_20_Text"/>
      <text:list xml:id="list5126590983078085919" text:style-name="L18">
        <text:list-item>
          <text:p text:style-name="P46">Which encapsulation mode will you use for Neutron? (flat, VLAN, gre) </text:p>
        </text:list-item>
      </text:list>
      <text:p text:style-name="_2022_Body_20_Text">DG section 5.9</text:p>
      <text:p text:style-name="_2022_Body_20_Text">_________________________________________</text:p>
      <text:p text:style-name="_2022_Body_20_Text"><text:soft-page-break/></text:p>
      <text:p text:style-name="P55">Therefore, prior to commencing any cloud proof-of-concept engagement, please define the following network subnets (defaults in parentheses):</text:p>
      <text:list xml:id="list150734762201419" text:continue-list="list150734085127018" text:style-name="WW8Num14">
        <text:list-item>
          <text:p text:style-name="P66">Admin (192.168.124.0/24) – Administrative network that will be used to deploy and maintain all the cloud infrastructure nodes. <text:s/>The size of this subnet is the upper limit to the number of compute/control/storage nodes that can be provisioned. <text:s/>This network will have a PXE boot server on it, and therefore must be isolated from other networks. <text:s/>TFTP service required for PXE does not understand VLAN tags, so it must appear as an untagged network (ie - trunk the ports).</text:p>
        </text:list-item>
        <text:list-item>
          <text:p text:style-name="P66">BMC (192.168.124.0/24) – Administrative network for accessing IPMI devices for the cloud infrastructure</text:p>
        </text:list-item>
        <text:list-item>
          <text:p text:style-name="P66">Fixed (192.168.123.0/24 – tag 500) – Cloud-wide network that most cloud instances will connect to in order to interact with each other and the outside world. While some number of systems may exist in isolated networks and are never connected to the fixed network, generally speaking the range of this subnet defines the maximum number of concurrent cloud workloads that can be run.</text:p>
        </text:list-item>
        <text:list-item>
          <text:p text:style-name="P66">SDN (192.168.130.0/24 – tag 700) – Cloud-wide network that will be used for the <text:span text:style-name="T28">software-defined networking stack. <text:s/>The subnet for this needs to be at least as large as the admin network.</text:span></text:p>
        </text:list-item>
        <text:list-item>
          <text:p text:style-name="P65">Storage (192.168.125.0/24 – tag 200) – Network used for communicating with Swift storage nodes. <text:s/>Even if there are no plans to use Swift, the Admin server still requires that this network be defined.</text:p>
        </text:list-item>
        <text:list-item>
          <text:p text:style-name="P65">Public (192.168.126.0/24 – tag 300) – Used for exposing OpenStack services and APIs to external users. <text:s/>Must be routable on your existing LAN. <text:s/>Only the control node servers will be on this network, so a small address space may be used when defining the DHCP range.</text:p>
        </text:list-item>
        <text:list-item>
          <text:p text:style-name="P65"><text:span text:style-name="T11">Floating (192.168.126.0/24 – tag 300) – Used for exposing cloud instances externally. <text:s/>Must be the same subnet as the public network. <text:s/>The </text:span><text:span text:style-name="T12">number of IP's designated</text:span><text:span text:style-name="T11"> for this network will be the hard upper limit for the number of cloud instances that can be concurrently exposed to the outside world.</text:span></text:p>
        </text:list-item>
      </text:list>
      <text:list xml:id="list2686820707306663420" text:style-name="L19">
        <text:list-item>
          <text:p text:style-name="P47"><text:span text:style-name="T11">MAC addresses associated with each corresponding host function. (and Cluster if using HA in the control plane. </text:span><text:span text:style-name="T13">DG section 2.1.1, 2.7.2</text:span></text:p>
        </text:list-item>
      </text:list>
      <text:p text:style-name="_2022_Body_20_Text">Cluster = Data, Services, Network (For 1 Cluster just call it Service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_2022_Body_20_Text">Type</text:p>
          </table:table-cell>
          <table:table-cell table:style-name="Table1.A1" office:value-type="string">
            <text:p text:style-name="_2022_Body_20_Text">Cluster</text:p>
          </table:table-cell>
          <table:table-cell table:style-name="Table1.A1" office:value-type="string">
            <text:p text:style-name="_2022_Body_20_Text">Function</text:p>
          </table:table-cell>
          <table:table-cell table:style-name="Table1.A1" office:value-type="string">
            <text:p text:style-name="_2022_Body_20_Text">MAC Addresses</text:p>
          </table:table-cell>
        </table:table-row>
        <table:table-row>
          <table:table-cell table:style-name="Table1.A1" office:value-type="string">
            <text:p text:style-name="_2022_Body_20_Text">Admin Server</text:p>
          </table:table-cell>
          <table:table-cell table:style-name="Table1.A1" office:value-type="string">
            <text:p text:style-name="_2022_Body_20_Text"/>
          </table:table-cell>
          <table:table-cell table:style-name="Table1.A1" office:value-type="string">
            <text:p text:style-name="_2022_Body_20_Text"/>
          </table:table-cell>
          <table:table-cell table:style-name="Table1.A1" office:value-type="string">
            <text:p text:style-name="_2022_Body_20_Text"/>
          </table:table-cell>
        </table:table-row>
        <table:table-row>
          <table:table-cell table:style-name="Table1.A1" office:value-type="string">
            <text:p text:style-name="_2022_Body_20_Text"/>
          </table:table-cell>
          <table:table-cell table:style-name="Table1.A1" office:value-type="string">
            <text:p text:style-name="_2022_Body_20_Text"/>
          </table:table-cell>
          <table:table-cell table:style-name="Table1.A1" office:value-type="string">
            <text:p text:style-name="_2022_Body_20_Text">Admin Network</text:p>
          </table:table-cell>
          <table:table-cell table:style-name="Table1.A1" office:value-type="string">
            <text:p text:style-name="_2022_Body_20_Text"/>
          </table:table-cell>
        </table:table-row>
        <table:table-row>
          <table:table-cell table:style-name="Table1.A1" office:value-type="string">
            <text:p text:style-name="_2022_Body_20_Text"/>
          </table:table-cell>
          <table:table-cell table:style-name="Table1.A1" office:value-type="string">
            <text:p text:style-name="_2022_Body_20_Text"/>
          </table:table-cell>
          <table:table-cell table:style-name="Table1.A1" office:value-type="string">
            <text:p text:style-name="_2022_Body_20_Text">Bastion</text:p>
          </table:table-cell>
          <table:table-cell table:style-name="Table1.A1" office:value-type="string">
            <text:p text:style-name="_2022_Body_20_Text"/>
          </table:table-cell>
        </table:table-row>
        <table:table-row>
          <table:table-cell table:style-name="Table1.A1" office:value-type="string">
            <text:p text:style-name="_2022_Body_20_Text">Controller Node(s)</text:p>
          </table:table-cell>
          <table:table-cell table:style-name="Table1.A1" office:value-type="string">
            <text:p text:style-name="_2022_Body_20_Text"/>
          </table:table-cell>
          <table:table-cell table:style-name="Table1.A1" office:value-type="string">
            <text:p text:style-name="_2022_Body_20_Text"/>
          </table:table-cell>
          <table:table-cell table:style-name="Table1.A1" office:value-type="string">
            <text:p text:style-name="_2022_Body_20_Text"/>
          </table:table-cell>
        </table:table-row>
        <table:table-row>
          <table:table-cell table:style-name="Table1.A1" office:value-type="string">
            <text:p text:style-name="_2022_Body_20_Text"/>
          </table:table-cell>
          <table:table-cell table:style-name="Table1.A1" office:value-type="string">
            <text:p text:style-name="_2022_Body_20_Text"/>
          </table:table-cell>
          <table:table-cell table:style-name="Table1.A1" office:value-type="string">
            <text:p text:style-name="_2022_Body_20_Text">PostgreSQL Database</text:p>
          </table:table-cell>
          <table:table-cell table:style-name="Table1.A1" office:value-type="string">
            <text:p text:style-name="_2022_Body_20_Text"/>
          </table:table-cell>
        </table:table-row>
        <table:table-row>
          <table:table-cell table:style-name="Table1.A1" office:value-type="string">
            <text:p text:style-name="_2022_Body_20_Text"/>
          </table:table-cell>
          <table:table-cell table:style-name="Table1.A1" office:value-type="string">
            <text:p text:style-name="_2022_Body_20_Text"/>
          </table:table-cell>
          <table:table-cell table:style-name="Table1.A1" office:value-type="string">
            <text:p text:style-name="_2022_Body_20_Text">rabbitmq</text:p>
          </table:table-cell>
          <table:table-cell table:style-name="Table1.A1" office:value-type="string">
            <text:p text:style-name="_2022_Body_20_Text"/>
          </table:table-cell>
        </table:table-row>
        <table:table-row>
          <table:table-cell table:style-name="Table1.A1" office:value-type="string">
            <text:p text:style-name="_2022_Body_20_Text"/>
          </table:table-cell>
          <table:table-cell table:style-name="Table1.A1" office:value-type="string">
            <text:p text:style-name="_2022_Body_20_Text"/>
          </table:table-cell>
          <table:table-cell table:style-name="Table1.A1" office:value-type="string">
            <text:p text:style-name="_2022_Body_20_Text">Glance (Images)</text:p>
          </table:table-cell>
          <table:table-cell table:style-name="Table1.A1" office:value-type="string">
            <text:p text:style-name="_2022_Body_20_Text"/>
          </table:table-cell>
        </table:table-row>
        <table:table-row>
          <table:table-cell table:style-name="Table1.A1" office:value-type="string">
            <text:p text:style-name="_2022_Body_20_Text"/>
          </table:table-cell>
          <table:table-cell table:style-name="Table1.A1" office:value-type="string">
            <text:p text:style-name="_2022_Body_20_Text"/>
          </table:table-cell>
          <table:table-cell table:style-name="Table1.A1" office:value-type="string">
            <text:p text:style-name="_2022_Body_20_Text">Keystone (Identity)</text:p>
          </table:table-cell>
          <table:table-cell table:style-name="Table1.A1" office:value-type="string">
            <text:p text:style-name="_2022_Body_20_Text"/>
          </table:table-cell>
        </table:table-row>
        <text:soft-page-break/>
        <table:table-row>
          <table:table-cell table:style-name="Table1.A1" office:value-type="string">
            <text:p text:style-name="_2022_Body_20_Text"/>
          </table:table-cell>
          <table:table-cell table:style-name="Table1.A1" office:value-type="string">
            <text:p text:style-name="_2022_Body_20_Text"/>
          </table:table-cell>
          <table:table-cell table:style-name="Table1.A1" office:value-type="string">
            <text:p text:style-name="_2022_Body_20_Text">Neutron (Networking)</text:p>
          </table:table-cell>
          <table:table-cell table:style-name="Table1.A1" office:value-type="string">
            <text:p text:style-name="_2022_Body_20_Text"/>
          </table:table-cell>
        </table:table-row>
        <table:table-row>
          <table:table-cell table:style-name="Table1.A1" office:value-type="string">
            <text:p text:style-name="_2022_Body_20_Text"/>
          </table:table-cell>
          <table:table-cell table:style-name="Table1.A1" office:value-type="string">
            <text:p text:style-name="_2022_Body_20_Text"/>
          </table:table-cell>
          <table:table-cell table:style-name="Table1.A1" office:value-type="string">
            <text:p text:style-name="_2022_Body_20_Text">Cinder (Block Storage)</text:p>
          </table:table-cell>
          <table:table-cell table:style-name="Table1.A1" office:value-type="string">
            <text:p text:style-name="_2022_Body_20_Text"/>
          </table:table-cell>
        </table:table-row>
        <table:table-row>
          <table:table-cell table:style-name="Table1.A1" office:value-type="string">
            <text:p text:style-name="_2022_Body_20_Text"/>
          </table:table-cell>
          <table:table-cell table:style-name="Table1.A1" office:value-type="string">
            <text:p text:style-name="_2022_Body_20_Text"/>
          </table:table-cell>
          <table:table-cell table:style-name="Table1.A1" office:value-type="string">
            <text:p text:style-name="_2022_Body_20_Text">Nova Dashboard (Horizon)</text:p>
          </table:table-cell>
          <table:table-cell table:style-name="Table1.A1" office:value-type="string">
            <text:p text:style-name="_2022_Body_20_Text"/>
          </table:table-cell>
        </table:table-row>
        <table:table-row>
          <table:table-cell table:style-name="Table1.A1" office:value-type="string">
            <text:p text:style-name="_2022_Body_20_Text"/>
          </table:table-cell>
          <table:table-cell table:style-name="Table1.A1" office:value-type="string">
            <text:p text:style-name="_2022_Body_20_Text"/>
          </table:table-cell>
          <table:table-cell table:style-name="Table1.A1" office:value-type="string">
            <text:p text:style-name="_2022_Body_20_Text">Compute Management (Nova and Nova multi-controller)</text:p>
          </table:table-cell>
          <table:table-cell table:style-name="Table1.A1" office:value-type="string">
            <text:p text:style-name="_2022_Body_20_Text"/>
          </table:table-cell>
        </table:table-row>
        <table:table-row>
          <table:table-cell table:style-name="Table1.A1" office:value-type="string">
            <text:p text:style-name="_2022_Body_20_Text"/>
          </table:table-cell>
          <table:table-cell table:style-name="Table1.A1" office:value-type="string">
            <text:p text:style-name="_2022_Body_20_Text"/>
          </table:table-cell>
          <table:table-cell table:style-name="Table1.A1" office:value-type="string">
            <text:p text:style-name="_2022_Body_20_Text">Message Broker </text:p>
            <text:p text:style-name="_2022_Body_20_Text">(Rabbit MQ)</text:p>
          </table:table-cell>
          <table:table-cell table:style-name="Table1.A1" office:value-type="string">
            <text:p text:style-name="_2022_Body_20_Text"/>
          </table:table-cell>
        </table:table-row>
        <table:table-row>
          <table:table-cell table:style-name="Table1.A1" office:value-type="string">
            <text:p text:style-name="_2022_Body_20_Text"/>
          </table:table-cell>
          <table:table-cell table:style-name="Table1.A1" office:value-type="string">
            <text:p text:style-name="_2022_Body_20_Text"/>
          </table:table-cell>
          <table:table-cell table:style-name="Table1.A1" office:value-type="string">
            <text:p text:style-name="_2022_Body_20_Text">Swift-proxy, Swift-dispersion</text:p>
          </table:table-cell>
          <table:table-cell table:style-name="Table1.A1" office:value-type="string">
            <text:p text:style-name="_2022_Body_20_Text"/>
          </table:table-cell>
        </table:table-row>
        <table:table-row>
          <table:table-cell table:style-name="Table1.A1" office:value-type="string">
            <text:p text:style-name="_2022_Body_20_Text"/>
          </table:table-cell>
          <table:table-cell table:style-name="Table1.A1" office:value-type="string">
            <text:p text:style-name="_2022_Body_20_Text"/>
          </table:table-cell>
          <table:table-cell table:style-name="Table1.A1" office:value-type="string">
            <text:p text:style-name="_2022_Body_20_Text">Swift Ring</text:p>
          </table:table-cell>
          <table:table-cell table:style-name="Table1.A1" office:value-type="string">
            <text:p text:style-name="_2022_Body_20_Text"/>
          </table:table-cell>
        </table:table-row>
        <table:table-row>
          <table:table-cell table:style-name="Table1.A1" office:value-type="string">
            <text:p text:style-name="_2022_Body_20_Text"/>
          </table:table-cell>
          <table:table-cell table:style-name="Table1.A1" office:value-type="string">
            <text:p text:style-name="_2022_Body_20_Text"/>
          </table:table-cell>
          <table:table-cell table:style-name="Table1.A1" office:value-type="string">
            <text:p text:style-name="_2022_Body_20_Text">Ceph master monitor</text:p>
          </table:table-cell>
          <table:table-cell table:style-name="Table1.A1" office:value-type="string">
            <text:p text:style-name="_2022_Body_20_Text"/>
          </table:table-cell>
        </table:table-row>
        <table:table-row>
          <table:table-cell table:style-name="Table1.A1" office:value-type="string">
            <text:p text:style-name="_2022_Body_20_Text">Compute Nodes</text:p>
          </table:table-cell>
          <table:table-cell table:style-name="Table1.A1" office:value-type="string">
            <text:p text:style-name="_2022_Body_20_Text"/>
          </table:table-cell>
          <table:table-cell table:style-name="Table1.A1" office:value-type="string">
            <text:p text:style-name="_2022_Body_20_Text"/>
          </table:table-cell>
          <table:table-cell table:style-name="Table1.A1" office:value-type="string">
            <text:p text:style-name="_2022_Body_20_Text"/>
          </table:table-cell>
        </table:table-row>
        <table:table-row>
          <table:table-cell table:style-name="Table1.A1" office:value-type="string">
            <text:p text:style-name="_2022_Body_20_Text"/>
          </table:table-cell>
          <table:table-cell table:style-name="Table1.A1" office:value-type="string">
            <text:p text:style-name="_2022_Body_20_Text"/>
          </table:table-cell>
          <table:table-cell table:style-name="Table1.A1" office:value-type="string">
            <text:p text:style-name="_2022_Body_20_Text">Nova-multi-compute-kvm</text:p>
          </table:table-cell>
          <table:table-cell table:style-name="Table1.A1" office:value-type="string">
            <text:p text:style-name="_2022_Body_20_Text"/>
          </table:table-cell>
        </table:table-row>
        <table:table-row>
          <table:table-cell table:style-name="Table1.A1" office:value-type="string">
            <text:p text:style-name="_2022_Body_20_Text"/>
          </table:table-cell>
          <table:table-cell table:style-name="Table1.A1" office:value-type="string">
            <text:p text:style-name="_2022_Body_20_Text"/>
          </table:table-cell>
          <table:table-cell table:style-name="Table1.A1" office:value-type="string">
            <text:p text:style-name="_2022_Body_20_Text">Nova-multi-compute-esxi</text:p>
          </table:table-cell>
          <table:table-cell table:style-name="Table1.A1" office:value-type="string">
            <text:p text:style-name="_2022_Body_20_Text"/>
          </table:table-cell>
        </table:table-row>
        <table:table-row>
          <table:table-cell table:style-name="Table1.A1" office:value-type="string">
            <text:p text:style-name="_2022_Body_20_Text"/>
          </table:table-cell>
          <table:table-cell table:style-name="Table1.A1" office:value-type="string">
            <text:p text:style-name="_2022_Body_20_Text"/>
          </table:table-cell>
          <table:table-cell table:style-name="Table1.A1" office:value-type="string">
            <text:p text:style-name="_2022_Body_20_Text">Nova-multi-compute-xen</text:p>
          </table:table-cell>
          <table:table-cell table:style-name="Table1.A1" office:value-type="string">
            <text:p text:style-name="_2022_Body_20_Text"/>
          </table:table-cell>
        </table:table-row>
        <table:table-row>
          <table:table-cell table:style-name="Table1.A1" office:value-type="string">
            <text:p text:style-name="_2022_Body_20_Text">Storage Nodes</text:p>
          </table:table-cell>
          <table:table-cell table:style-name="Table1.A1" office:value-type="string">
            <text:p text:style-name="_2022_Body_20_Text"/>
          </table:table-cell>
          <table:table-cell table:style-name="Table1.A1" office:value-type="string">
            <text:p text:style-name="_2022_Body_20_Text"/>
          </table:table-cell>
          <table:table-cell table:style-name="Table1.A1" office:value-type="string">
            <text:p text:style-name="_2022_Body_20_Text"/>
          </table:table-cell>
        </table:table-row>
        <table:table-row>
          <table:table-cell table:style-name="Table1.A1" office:value-type="string">
            <text:p text:style-name="_2022_Body_20_Text"/>
          </table:table-cell>
          <table:table-cell table:style-name="Table1.A1" office:value-type="string">
            <text:p text:style-name="_2022_Body_20_Text"/>
          </table:table-cell>
          <table:table-cell table:style-name="Table1.A1" office:value-type="string">
            <text:p text:style-name="_2022_Body_20_Text">cinder-volume</text:p>
          </table:table-cell>
          <table:table-cell table:style-name="Table1.A1" office:value-type="string">
            <text:p text:style-name="_2022_Body_20_Text"/>
          </table:table-cell>
        </table:table-row>
        <table:table-row>
          <table:table-cell table:style-name="Table1.A1" office:value-type="string">
            <text:p text:style-name="_2022_Body_20_Text"/>
          </table:table-cell>
          <table:table-cell table:style-name="Table1.A1" office:value-type="string">
            <text:p text:style-name="_2022_Body_20_Text"/>
          </table:table-cell>
          <table:table-cell table:style-name="Table1.A1" office:value-type="string">
            <text:p text:style-name="_2022_Body_20_Text">Swift-storage</text:p>
          </table:table-cell>
          <table:table-cell table:style-name="Table1.A1" office:value-type="string">
            <text:p text:style-name="_2022_Body_20_Text"/>
          </table:table-cell>
        </table:table-row>
      </table:table>
      <text:p text:style-name="_2022_Body_20_Text"><text:line-break/><text:line-break/><text:line-break/><text:line-break/></text:p>
      <text:list xml:id="list6547354300790422915" text:style-name="L20">
        <text:list-item>
          <text:p text:style-name="P48">Admin/BMC Network Address Allocation (default address allocation included).  The size of this subnet will set the maximum number of compute/storage/controller/admin nodes in your cloud.</text:p>
        </text:list-item>
      </text:list>
      <text:p text:style-name="_2022_Body_20_Text">DG section 2.1.1</text:p>
      <text:p text:style-name="_2022_Body_20_Text"/>
      <table:table table:name="Table2" table:style-name="Table2">
        <table:table-column table:style-name="Table2.A"/>
        <table:table-column table:style-name="Table2.B"/>
        <table:table-column table:style-name="Table2.C"/>
        <table:table-column table:style-name="Table2.D"/>
        <text:soft-page-break/>
        <table:table-row>
          <table:table-cell table:style-name="Table2.A1" office:value-type="string">
            <text:p text:style-name="_2022_Body_20_Text">Function</text:p>
          </table:table-cell>
          <table:table-cell table:style-name="Table2.A1" office:value-type="string">
            <text:p text:style-name="_2022_Body_20_Text">Addresses</text:p>
          </table:table-cell>
          <table:table-cell table:style-name="Table2.A1" office:value-type="string">
            <text:p text:style-name="_2022_Body_20_Text">VLAN</text:p>
          </table:table-cell>
          <table:table-cell table:style-name="Table2.D1" office:value-type="string">
            <text:p text:style-name="_2022_Body_20_Text"/>
          </table:table-cell>
        </table:table-row>
        <table:table-row>
          <table:table-cell table:style-name="Table2.A1" office:value-type="string">
            <text:p text:style-name="_2022_Body_20_Text">router</text:p>
          </table:table-cell>
          <table:table-cell table:style-name="Table2.A1" office:value-type="string">
            <text:p text:style-name="_2022_Body_20_Text">192.168.124.1</text:p>
          </table:table-cell>
          <table:table-cell table:style-name="Table2.A1" office:value-type="string">
            <text:p text:style-name="_2022_Body_20_Text">false</text:p>
          </table:table-cell>
          <table:table-cell table:style-name="Table2.D2" office:value-type="string">
            <text:p text:style-name="_2022_Body_20_Text"/>
          </table:table-cell>
        </table:table-row>
        <table:table-row>
          <table:table-cell table:style-name="Table2.A1" office:value-type="string">
            <text:p text:style-name="_2022_Body_20_Text">admin</text:p>
          </table:table-cell>
          <table:table-cell table:style-name="Table2.A1" office:value-type="string">
            <text:p text:style-name="_2022_Body_20_Text">192.168.124.10 - 192.168.124.11 </text:p>
          </table:table-cell>
          <table:table-cell table:style-name="Table2.A1" office:value-type="string">
            <text:p text:style-name="_2022_Body_20_Text">false</text:p>
          </table:table-cell>
          <table:table-cell table:style-name="Table2.D3" office:value-type="string">
            <text:p text:style-name="_2022_Body_20_Text"/>
          </table:table-cell>
        </table:table-row>
        <table:table-row>
          <table:table-cell table:style-name="Table2.A1" office:value-type="string">
            <text:p text:style-name="_2022_Body_20_Text">dhcp</text:p>
          </table:table-cell>
          <table:table-cell table:style-name="Table2.A1" office:value-type="string">
            <text:p text:style-name="_2022_Body_20_Text">192.168.124.21 - 192.168.124.80 </text:p>
          </table:table-cell>
          <table:table-cell table:style-name="Table2.A1" office:value-type="string">
            <text:p text:style-name="_2022_Body_20_Text">false</text:p>
          </table:table-cell>
          <table:table-cell table:style-name="Table2.D4" office:value-type="string">
            <text:p text:style-name="_2022_Body_20_Text"/>
          </table:table-cell>
        </table:table-row>
        <table:table-row>
          <table:table-cell table:style-name="Table2.A1" office:value-type="string">
            <text:p text:style-name="_2022_Body_20_Text">host</text:p>
          </table:table-cell>
          <table:table-cell table:style-name="Table2.A1" office:value-type="string">
            <text:p text:style-name="_2022_Body_20_Text">192.168.124.81 - 192.168.124.160 </text:p>
          </table:table-cell>
          <table:table-cell table:style-name="Table2.A1" office:value-type="string">
            <text:p text:style-name="_2022_Body_20_Text">false</text:p>
          </table:table-cell>
          <table:table-cell table:style-name="Table2.D5" office:value-type="string">
            <text:p text:style-name="_2022_Body_20_Text"/>
          </table:table-cell>
        </table:table-row>
        <table:table-row>
          <table:table-cell table:style-name="Table2.A1" office:value-type="string">
            <text:p text:style-name="_2022_Body_20_Text">bmc vlan host</text:p>
          </table:table-cell>
          <table:table-cell table:style-name="Table2.A1" office:value-type="string">
            <text:p text:style-name="_2022_Body_20_Text">192.168.124.161</text:p>
          </table:table-cell>
          <table:table-cell table:style-name="Table2.A1" office:value-type="string">
            <text:p text:style-name="_2022_Body_20_Text">100</text:p>
          </table:table-cell>
          <table:table-cell table:style-name="Table2.D6" office:value-type="string">
            <text:p text:style-name="_2022_Body_20_Text"/>
          </table:table-cell>
        </table:table-row>
        <table:table-row>
          <table:table-cell table:style-name="Table2.A1" office:value-type="string">
            <text:p text:style-name="_2022_Body_20_Text">bmc host</text:p>
          </table:table-cell>
          <table:table-cell table:style-name="Table2.A1" office:value-type="string">
            <text:p text:style-name="_2022_Body_20_Text">192.168.124.162 - 192.168.124.240 </text:p>
          </table:table-cell>
          <table:table-cell table:style-name="Table2.A1" office:value-type="string">
            <text:p text:style-name="_2022_Body_20_Text">false</text:p>
          </table:table-cell>
          <table:table-cell table:style-name="Table2.D7" office:value-type="string">
            <text:p text:style-name="_2022_Body_20_Text"/>
          </table:table-cell>
        </table:table-row>
        <table:table-row>
          <table:table-cell table:style-name="Table2.A1" office:value-type="string">
            <text:p text:style-name="_2022_Body_20_Text">switch</text:p>
          </table:table-cell>
          <table:table-cell table:style-name="Table2.A1" office:value-type="string">
            <text:p text:style-name="_2022_Body_20_Text">192.168.124.241 - 192.168.124.250 </text:p>
          </table:table-cell>
          <table:table-cell table:style-name="Table2.A1" office:value-type="string">
            <text:p text:style-name="_2022_Body_20_Text">false</text:p>
          </table:table-cell>
          <table:table-cell table:style-name="Table2.D8" office:value-type="string">
            <text:p text:style-name="_2022_Body_20_Text"/>
          </table:table-cell>
        </table:table-row>
        <table:table-row>
          <table:table-cell table:style-name="Table2.A1" office:value-type="string">
            <text:p text:style-name="_2022_Body_20_Text">bastion </text:p>
          </table:table-cell>
          <table:table-cell table:style-name="Table2.A1" office:value-type="string">
            <text:p text:style-name="_2022_Body_20_Text">subnet</text:p>
            <text:p text:style-name="_2022_Body_20_Text">netmask</text:p>
            <text:p text:style-name="_2022_Body_20_Text">broadcast</text:p>
            <text:p text:style-name="_2022_Body_20_Text">gateway</text:p>
            <text:p text:style-name="_2022_Body_20_Text">ip address</text:p>
          </table:table-cell>
          <table:table-cell table:style-name="Table2.A1" office:value-type="string">
            <text:p text:style-name="_2022_Body_20_Text">10.10.1.0</text:p>
            <text:p text:style-name="_2022_Body_20_Text">255.255.255.0</text:p>
            <text:p text:style-name="_2022_Body_20_Text">10.10.1.255</text:p>
            <text:p text:style-name="_2022_Body_20_Text">10.10.1.1</text:p>
            <text:p text:style-name="_2022_Body_20_Text">10.10.1.125</text:p>
          </table:table-cell>
          <table:table-cell table:style-name="Table2.A1" office:value-type="string">
            <text:p text:style-name="_2022_Body_20_Text">false</text:p>
          </table:table-cell>
        </table:table-row>
      </table:table>
      <text:p text:style-name="_2022_Body_20_Text"/>
      <text:list xml:id="list4364474510986069946" text:style-name="L21">
        <text:list-item>
          <text:p text:style-name="P49">Storage Network Address Allocation (default address allocation included). The size of this subnet defines the maximum number of storage nodes in your Swift/Ceph implementation</text:p>
        </text:list-item>
      </text:list>
      <text:p text:style-name="_2022_Body_20_Text">DG section 2.1.1</text:p>
      <text:p text:style-name="_2022_Body_20_Text"/>
      <table:table table:name="Table3" table:style-name="Table3">
        <table:table-column table:style-name="Table3.A"/>
        <table:table-column table:style-name="Table3.B"/>
        <table:table-column table:style-name="Table3.C"/>
        <table:table-row>
          <table:table-cell table:style-name="Table3.A1" office:value-type="string">
            <text:p text:style-name="_2022_Body_20_Text">Function</text:p>
          </table:table-cell>
          <table:table-cell table:style-name="Table3.A1" office:value-type="string">
            <text:p text:style-name="_2022_Body_20_Text">Addresses</text:p>
          </table:table-cell>
          <table:table-cell table:style-name="Table3.A1" office:value-type="string">
            <text:p text:style-name="_2022_Body_20_Text">VLAN</text:p>
          </table:table-cell>
        </table:table-row>
        <table:table-row>
          <table:table-cell table:style-name="Table3.A1" office:value-type="string">
            <text:p text:style-name="_2022_Body_20_Text">host</text:p>
          </table:table-cell>
          <table:table-cell table:style-name="Table3.A1" office:value-type="string">
            <text:p text:style-name="_2022_Body_20_Text">192.168.125.10 - 192.168.125.239 </text:p>
          </table:table-cell>
          <table:table-cell table:style-name="Table3.A1" office:value-type="string">
            <text:p text:style-name="_2022_Body_20_Text">200</text:p>
          </table:table-cell>
        </table:table-row>
      </table:table>
      <text:p text:style-name="_2022_Body_20_Text"/>
      <text:list xml:id="list7529556271414007800" text:style-name="L22">
        <text:list-item>
          <text:p text:style-name="P50">Private Network/nova-fixed Network Address Allocation (default address allocation included).  The size of this subnet defines the maximum number of concurrent cloud workloads you can run</text:p>
        </text:list-item>
      </text:list>
      <text:p text:style-name="_2022_Body_20_Text">DG section 2.1.1</text:p>
      <text:p text:style-name="_2022_Body_20_Text"/>
      <table:table table:name="Table4" table:style-name="Table4">
        <table:table-column table:style-name="Table4.A"/>
        <table:table-column table:style-name="Table4.B"/>
        <table:table-column table:style-name="Table4.C"/>
        <text:soft-page-break/>
        <table:table-row>
          <table:table-cell table:style-name="Table4.A1" office:value-type="string">
            <text:p text:style-name="_2022_Body_20_Text">Function</text:p>
          </table:table-cell>
          <table:table-cell table:style-name="Table4.A1" office:value-type="string">
            <text:p text:style-name="_2022_Body_20_Text">Addresses</text:p>
          </table:table-cell>
          <table:table-cell table:style-name="Table4.A1" office:value-type="string">
            <text:p text:style-name="_2022_Body_20_Text">VLAN</text:p>
          </table:table-cell>
        </table:table-row>
        <table:table-row>
          <table:table-cell table:style-name="Table4.A1" office:value-type="string">
            <text:p text:style-name="_2022_Body_20_Text">router</text:p>
          </table:table-cell>
          <table:table-cell table:style-name="Table4.A1" office:value-type="string">
            <text:p text:style-name="_2022_Body_20_Text">     <text:span text:style-name="T14">192.168.123.1 - 192.168.123.49 </text:span></text:p>
          </table:table-cell>
          <table:table-cell table:style-name="Table4.A1" office:value-type="string">
            <text:p text:style-name="_2022_Body_20_Text">     <text:span text:style-name="T14">500</text:span></text:p>
          </table:table-cell>
        </table:table-row>
        <table:table-row>
          <table:table-cell table:style-name="Table4.A1" office:value-type="string">
            <text:p text:style-name="_2022_Body_20_Text">dhcp</text:p>
          </table:table-cell>
          <table:table-cell table:style-name="Table4.A1" office:value-type="string">
            <text:p text:style-name="_2022_Body_20_Text">     <text:span text:style-name="T14">192.168.123.50 - 192.168.123.254 </text:span></text:p>
          </table:table-cell>
          <table:table-cell table:style-name="Table4.A1" office:value-type="string">
            <text:p text:style-name="_2022_Body_20_Text">     <text:span text:style-name="T14">500</text:span></text:p>
          </table:table-cell>
        </table:table-row>
      </table:table>
      <text:p text:style-name="_2022_Body_20_Text"/>
      <text:list xml:id="list7718357413710764456" text:style-name="L23">
        <text:list-item>
          <text:p text:style-name="P51">Public Network nova-floating Network Address Allocation (default address allocation included).  The size of this subnet defines the maximum number of control nodes in your cloud</text:p>
        </text:list-item>
      </text:list>
      <text:p text:style-name="_2022_Body_20_Text">DG section 2.1.1</text:p>
      <text:p text:style-name="_2022_Body_20_Text"/>
      <table:table table:name="Table5" table:style-name="Table5">
        <table:table-column table:style-name="Table5.A"/>
        <table:table-column table:style-name="Table5.B"/>
        <table:table-column table:style-name="Table5.C"/>
        <table:table-row>
          <table:table-cell table:style-name="Table5.A1" office:value-type="string">
            <text:p text:style-name="_2022_Body_20_Text">Function</text:p>
          </table:table-cell>
          <table:table-cell table:style-name="Table5.A1" office:value-type="string">
            <text:p text:style-name="_2022_Body_20_Text">Addresses</text:p>
          </table:table-cell>
          <table:table-cell table:style-name="Table5.A1" office:value-type="string">
            <text:p text:style-name="_2022_Body_20_Text">VLAN</text:p>
          </table:table-cell>
        </table:table-row>
        <table:table-row>
          <table:table-cell table:style-name="Table5.A1" office:value-type="string">
            <text:p text:style-name="_2022_Body_20_Text">public Host</text:p>
          </table:table-cell>
          <table:table-cell table:style-name="Table5.A1" office:value-type="string">
            <text:p text:style-name="_2022_Body_20_Text">     <text:span text:style-name="T14">192.168.126.2 - 192.168.126.49</text:span></text:p>
          </table:table-cell>
          <table:table-cell table:style-name="Table5.A1" office:value-type="string">
            <text:p text:style-name="_2022_Body_20_Text">     <text:span text:style-name="T14">300</text:span></text:p>
          </table:table-cell>
        </table:table-row>
        <table:table-row>
          <table:table-cell table:style-name="Table5.A1" office:value-type="string">
            <text:p text:style-name="_2022_Body_20_Text">public dhcp</text:p>
          </table:table-cell>
          <table:table-cell table:style-name="Table5.A1" office:value-type="string">
            <text:p text:style-name="_2022_Body_20_Text">     <text:span text:style-name="T14">192.168.126.50 - 192.168.126.127 </text:span></text:p>
          </table:table-cell>
          <table:table-cell table:style-name="Table5.A1" office:value-type="string">
            <text:p text:style-name="_2022_Body_20_Text">     <text:span text:style-name="T14">300</text:span></text:p>
          </table:table-cell>
        </table:table-row>
        <table:table-row>
          <table:table-cell table:style-name="Table5.A1" office:value-type="string">
            <text:p text:style-name="_2022_Body_20_Text">floating host</text:p>
          </table:table-cell>
          <table:table-cell table:style-name="Table5.A1" office:value-type="string">
            <text:p text:style-name="_2022_Body_20_Text">     <text:span text:style-name="T14">192.168.126.129 - 192.168.126.191</text:span></text:p>
          </table:table-cell>
          <table:table-cell table:style-name="Table5.A1" office:value-type="string">
            <text:p text:style-name="_2022_Body_20_Text">     <text:span text:style-name="T14">300</text:span></text:p>
          </table:table-cell>
        </table:table-row>
      </table:table>
      <text:p text:style-name="_2022_Body_20_Text"/>
      <text:list xml:id="list5564981336316192724" text:style-name="L24">
        <text:list-item>
          <text:p text:style-name="P52">Software Defined Network Address Allocation (default address allocation included). The size of this subnet defines the maximum number of cloud workloads that can be exposed to an external network</text:p>
        </text:list-item>
      </text:list>
      <text:p text:style-name="_2022_Body_20_Text">DG section 2.1.1</text:p>
      <text:p text:style-name="_2022_Body_20_Text"/>
      <table:table table:name="Table6" table:style-name="Table6">
        <table:table-column table:style-name="Table6.A"/>
        <table:table-column table:style-name="Table6.B"/>
        <table:table-column table:style-name="Table6.C"/>
        <table:table-row>
          <table:table-cell table:style-name="Table6.A1" office:value-type="string">
            <text:p text:style-name="_2022_Body_20_Text">Function</text:p>
          </table:table-cell>
          <table:table-cell table:style-name="Table6.A1" office:value-type="string">
            <text:p text:style-name="_2022_Body_20_Text">Addresses</text:p>
          </table:table-cell>
          <table:table-cell table:style-name="Table6.A1" office:value-type="string">
            <text:p text:style-name="_2022_Body_20_Text">VLAN</text:p>
          </table:table-cell>
        </table:table-row>
        <table:table-row>
          <table:table-cell table:style-name="Table6.A1" office:value-type="string">
            <text:p text:style-name="_2022_Body_20_Text">host</text:p>
          </table:table-cell>
          <table:table-cell table:style-name="Table6.A1" office:value-type="string">
            <text:p text:style-name="_2022_Body_20_Text">192.168.130.10 - 192.168.130.254 </text:p>
          </table:table-cell>
          <table:table-cell table:style-name="Table6.A1" office:value-type="string">
            <text:p text:style-name="_2022_Body_20_Text">700</text:p>
          </table:table-cell>
        </table:table-row>
      </table:table>
      <text:p text:style-name="_2022_Body_20_Text"/>
      <text:p text:style-name="_2022_Body_20_Text">Post POC Considerations</text:p>
      <text:list xml:id="list7374416713133760883" text:style-name="L25">
        <text:list-item>
          <text:p text:style-name="P53">Identify a patching strategy</text:p>
          <text:list>
            <text:list-item>
              <text:p text:style-name="P53">Updater barclamp</text:p>
            </text:list-item>
            <text:list-item>
              <text:p text:style-name="P53">SUSE Manager</text:p>
            </text:list-item>
            <text:list-item>
              <text:p text:style-name="P53">Manual</text:p>
            </text:list-item>
            <text:list-item>
              <text:p text:style-name="P53">“<text:span text:style-name="T14">Set &amp; forget”</text:span></text:p>
            </text:list-item>
          </text:list>
        </text:list-item>
        <text:list-item>
          <text:p text:style-name="P53">What will you need to modify for a successful move to production?</text:p>
          <text:list>
            <text:list-item>
              <text:p text:style-name="P53"><text:soft-page-break/>Networking</text:p>
            </text:list-item>
            <text:list-item>
              <text:p text:style-name="P53">Physical infrastructure</text:p>
            </text:list-item>
            <text:list-item>
              <text:p text:style-name="P53">Moving from single cluster to multi-cluster control plane</text:p>
            </text:list-item>
            <text:list-item>
              <text:p text:style-name="P53">Enabling Keystone for LDAP/AD type authentication (hybrid or integrated mode)</text:p>
            </text:list-item>
            <text:list-item>
              <text:p text:style-name="P53">SUSE Studio integration with glance (webhook)</text:p>
            </text:list-item>
          </text:list>
        </text:list-item>
      </text:list>
      <text:p text:style-name="_2022_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iberation Serif" svg:font-family="'Liberation Serif'"/>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en" fo:country="US" style:font-name-asian="Times" style:font-family-asian="Times"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fo:color="#4f81bd" style:font-name="Arial" fo:font-family="Arial" style:font-family-generic="swiss" style:font-pitch="variable" fo:font-size="13pt" fo:font-weight="bold" style:letter-kerning="true" style:font-size-asian="13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family="Arial"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Arial" style:font-family-complex="Arial" style:font-family-generic-complex="swiss" style:font-pitch-complex="variable"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fo:color="#ffffff"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_2022_Headline" style:display-name="•Headline" style:family="paragraph" style:parent-style-name="Standard">
      <style:paragraph-properties fo:margin-left="0in" fo:margin-right="-0.5in" fo:margin-top="0in" fo:margin-bottom="0.0555in" loext:contextual-spacing="false" fo:text-indent="0in" style:auto-text-indent="false"/>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_2022_Body_20_Text" style:display-name="•Body Text" style:family="paragraph" style:parent-style-name="Standard">
      <style:paragraph-properties fo:margin-top="0in" fo:margin-bottom="0.0835in" loext:contextual-spacing="false" fo:line-height="0.222in"/>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_2022_Bulleted_20_list" style:display-name="•Bulleted list" style:family="paragraph" style:parent-style-name="Standard" style:list-style-name="WW8Num14">
      <style:paragraph-properties fo:margin-left="0.6299in" fo:margin-right="0in" fo:margin-top="0.028in" fo:margin-bottom="0.028in" loext:contextual-spacing="false" fo:line-height="0.1665in" fo:text-indent="-0.25in" style:auto-text-indent="false">
        <style:tab-stops/>
      </style:paragraph-properties>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Contents_20_1" style:display-name="Contents 1" style:family="paragraph" style:parent-style-name="_2022_Body_20_Text" style:next-style-name="_2022_Body_20_Text" style:class="index"/>
    <style:style style:name="_2022_Date_2f_Version_20_Number" style:display-name="•Date/Version Number" style:family="paragraph" style:parent-style-name="Standard">
      <style:text-properties fo:text-transform="uppercase" style:font-name="Arial" fo:font-family="Arial" style:font-family-generic="swiss" style:font-pitch="variable" fo:font-size="9pt" fo:letter-spacing="0.0138in" style:font-size-asian="9pt" style:font-name-complex="Arial" style:font-family-complex="Arial" style:font-family-generic-complex="swiss" style:font-pitch-complex="variable"/>
    </style:style>
    <style:style style:name="_2022_Heading_20_TOC_20_1" style:display-name="•Heading TOC 1" style:family="paragraph" style:parent-style-name="Heading_20_1" style:default-outline-level="" style:list-style-name="">
      <style:text-properties fo:color="#7ac442"/>
    </style:style>
    <style:style style:name="_2022_Subhead_20_TOC_20_2" style:display-name="•Subhead TOC 2" style:family="paragraph" style:parent-style-name="Standard">
      <style:paragraph-properties fo:margin-top="0.1665in" fo:margin-bottom="0in" loext:contextual-spacing="false"/>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_2022_Title_20_Headline" style:display-name="•Title Headline" style:family="paragraph" style:parent-style-name="Standard">
      <style:text-properties fo:color="#7ac442" style:font-name="Arial" fo:font-family="Arial" style:font-family-generic="swiss" style:font-pitch="variable" fo:font-size="28pt" style:font-size-asian="28pt" style:font-name-complex="Arial" style:font-family-complex="Arial" style:font-family-generic-complex="swiss" style:font-pitch-complex="variable"/>
    </style:style>
    <style:style style:name="Style_20__2022_Bulleted_20_list_20__2b__20_Left_3a__20__20_0.25_22__20_Hanging_3a__20__20_0.25_22_" style:display-name="Style •Bulleted list + Left:  0.25&quot; Hanging:  0.25&quot;" style:family="paragraph" style:parent-style-name="_2022_Bulleted_20_list" style:list-style-name="WW8Num13">
      <style:text-properties style:font-name-asian="Times New Roman" style:font-family-asian="'Times New Roman'" style:font-family-generic-asian="roman" style:font-pitch-asian="variable"/>
    </style:style>
    <style:style style:name="_2022_Subtitle" style:display-name="•Subtitle" style:family="paragraph" style:parent-style-name="Standard">
      <style:text-properties style:font-name="Arial" fo:font-family="Arial" style:font-family-generic="swiss" style:font-pitch="variable" fo:font-size="14pt" style:font-size-asian="14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2" style:display-name="Contents 2" style:family="paragraph" style:parent-style-name="_2022_Body_20_Text" style:next-style-name="_2022_Body_20_Text" style:class="index">
      <style:paragraph-properties fo:margin-left="0.1665in" fo:margin-right="0in" fo:text-indent="0in" style:auto-text-indent="false"/>
    </style:style>
    <style:style style:name="_2022_Second_20_Subhead_20_TOC_20_3" style:display-name="•Second Subhead TOC 3" style:family="paragraph" style:parent-style-name="_2022_Subhead_20_TOC_20_2">
      <style:text-properties fo:font-style="italic" style:font-style-asian="italic"/>
    </style:style>
    <style:style style:name="Contents_20_3" style:display-name="Contents 3" style:family="paragraph" style:parent-style-name="_2022_Body_20_Text" style:next-style-name="_2022_Body_20_Text" style:class="index">
      <style:paragraph-properties fo:margin-left="0.3335in" fo:margin-right="0in" fo:text-indent="0in" style:auto-text-indent="false"/>
    </style:style>
    <style:style style:name="List_20_Bullet" style:display-name="List Bullet" style:family="paragraph" style:parent-style-name="Standard" style:list-style-name="WW8Num11"/>
    <style:style style:name="_2022_Numbered_20_List" style:display-name="•Numbered List" style:family="paragraph" style:parent-style-name="_2022_Body_20_Text" style:list-style-name="WW8Num18"/>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Symbol" style:font-family-complex="Symbol" style:font-family-generic-complex="roman" style:font-pitch-complex="variable" style:font-charset-complex="x-symbol"/>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Default_20_Paragraph_20_Font" style:display-name="Default Paragraph Font" style:family="text"/>
    <style:style style:name="Page_20_Number" style:display-name="Page Number" style:family="text">
      <style:text-properties style:font-name="Arial" fo:font-family="Arial" style:font-family-generic="swiss" style:font-pitch="variable" fo:font-size="10pt" fo:language="zxx" fo:country="none" style:font-size-asian="10pt" style:language-asian="zxx" style:country-asian="none" style:font-name-complex="Arial" style:font-family-complex="Arial" style:font-family-generic-complex="swiss"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Style_20__28_Latin_29__20_Trebuchet_20_MS_20_10_20_pt_20_All_20_caps" style:display-name="Style (Latin) Trebuchet MS 10 pt All caps" style:family="text">
      <style:text-properties fo:text-transform="uppercase" style:font-name="Arial" fo:font-family="Arial" style:font-family-generic="swiss" style:font-pitch="variable" fo:font-size="10pt" fo:letter-spacing="0.028in" style:font-size-asian="10pt" style:font-name-complex="Arial" style:font-family-complex="Arial" style:font-family-generic-complex="swiss" style:font-pitch-complex="variable"/>
    </style:style>
    <style:style style:name="Heading_20_1_20_Char" style:display-name="Heading 1 Char" style:family="text">
      <style:text-properties fo:color="#4f81bd" style:font-name="Arial" fo:font-family="Arial" style:font-family-generic="swiss" style:font-pitch="variable" fo:font-size="13pt" fo:font-weight="bold" style:letter-kerning="true" style:font-size-asian="13pt" style:font-weight-asian="bold" style:font-name-complex="Arial" style:font-family-complex="Arial" style:font-family-generic-complex="swiss" style:font-pitch-complex="variable" style:font-size-complex="16pt" style:font-weight-complex="bold"/>
    </style:style>
    <style:style style:name="_2022_Heading_20_TOC_20_1_20_Char1" style:display-name="•Heading TOC 1 Char1" style:family="text">
      <style:text-properties fo:color="#6eac30" style:font-name="Arial" fo:font-family="Arial" style:font-family-generic="swiss" style:font-pitch="variable" fo:font-size="13pt" fo:font-weight="bold" style:letter-kerning="true" style:font-size-asian="13pt" style:font-weight-asian="bold" style:font-name-complex="Arial" style:font-family-complex="Arial" style:font-family-generic-complex="swiss" style:font-pitch-complex="variable" style:font-size-complex="16pt" style:font-weight-complex="bold"/>
    </style:style>
    <style:style style:name="_2022_Body_20_Text_20_Char" style:display-name="•Body Text Char" style:family="text">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_2022_Subhead_20_TOC_20_2_20_Char" style:display-name="•Subhead TOC 2 Char" style:family="text">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8752in" fo:text-indent="-0.25in" fo:margin-left="1.8752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8752in" fo:text-indent="-0.25in" fo:margin-left="1.8752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text-properties style:font-name="Arial" fo:font-size="11pt" style:font-size-asian="11pt" style:font-name-complex="Arial" style:font-size-complex="11pt"/>
    </style:style>
    <style:style style:name="MP3" style:family="paragraph" style:parent-style-name="Footer">
      <style:text-properties fo:language="zxx" fo:country="none" style:language-asian="zxx" style:country-asian="none"/>
    </style:style>
    <style:style style:name="MP4" style:family="paragraph" style:parent-style-name="Standard">
      <style:paragraph-properties>
        <style:tab-stops>
          <style:tab-stop style:position="1.0835in"/>
          <style:tab-stop style:position="6.1417in"/>
          <style:tab-stop style:position="6.3126in"/>
          <style:tab-stop style:position="6.5in" style:type="right"/>
        </style:tab-stops>
      </style:paragraph-properties>
      <style:text-properties fo:color="#ffffff" fo:font-size="8pt" style:font-size-asian="8pt"/>
    </style:style>
    <style:style style:name="MT1" style:family="text">
      <style:text-properties fo:font-size="8pt" style:font-size-asian="8pt" style:font-name-complex="Arial" style:font-size-complex="8pt"/>
    </style:style>
    <style:style style:name="MT2" style:family="text">
      <style:text-properties fo:font-size="8pt" style:font-size-asian="8pt" style:font-name-complex="Times" style:font-size-complex="8pt"/>
    </style:style>
    <style:style style:name="M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draw:fill="solid" draw:fill-color="#ffffff" draw:opacity="0%" fo:padding-left="0.1102in" fo:padding-right="0.1102in" fo:padding-top="0.0602in" fo:padding-bottom="0.0602in" fo:border="none"/>
    </style:style>
    <style:style style:name="Mfr2"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0.6043in" fo:margin-left="1in" fo:margin-right="0.5626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57in" fo:margin-left="0in" fo:margin-right="0in" fo:margin-top="0.3571in" style:dynamic-spacing="true"/>
      </style:footer-style>
    </style:page-layout>
    <style:page-layout style:name="Mpm2">
      <style:page-layout-properties fo:page-width="8.5in" fo:page-height="11in" style:num-format="1" style:print-orientation="portrait" fo:margin-top="1in" fo:margin-bottom="0.6043in" fo:margin-left="1in" fo:margin-right="0.5626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3957in" fo:margin-left="0in" fo:margin-right="0in" fo:margin-top="0.3571in" style:dynamic-spacing="true"/>
      </style:footer-style>
    </style:page-layout>
    <style:page-layout style:name="Mpm3">
      <style:page-layout-properties fo:page-width="8.5in" fo:page-height="11in" style:num-format="1" style:print-orientation="portrait" fo:margin-top="1in" fo:margin-bottom="0.75in" fo:margin-left="1in" fo:margin-right="0.75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3957in" fo:margin-left="0in" fo:margin-right="0in" fo:margin-top="0.3571in" style:dynamic-spacing="true"/>
      </style:footer-style>
    </style:page-layout>
    <style:page-layout style:name="Mpm4">
      <style:page-layout-properties fo:page-width="8.5in" fo:page-height="11in" style:num-format="1" style:print-orientation="portrait" fo:margin-top="0.5in" fo:margin-bottom="0.5in" fo:margin-left="1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span text:style-name="Page_20_Number"><text:span text:style-name="MT1">p.</text:span></text:span><text:span text:style-name="Page_20_Number"><text:span text:style-name="MT2"> </text:span></text:span><text:span text:style-name="Page_20_Number"><text:span text:style-name="MT1"><text:page-number text:select-page="current">15</text:page-number></text:span></text:span></text:p>
      </style:footer>
    </style:master-page>
    <style:master-page style:name="First_20_Page" style:display-name="First Page" style:page-layout-name="Mpm2" style:next-style-name="Standard">
      <style:header>
        <text:p text:style-name="Header"><draw:frame draw:style-name="Mfr1" draw:name="Frame1" text:anchor-type="char" svg:x="4.9047in" svg:y="-0.2484in" svg:width="1.3209in" svg:height="0.4445in" draw:z-index="6"><draw:text-box><text:p text:style-name="MP2">www.suse.com</text:p></draw:text-box></draw:frame></text:p>
      </style:header>
      <style:footer>
        <text:p text:style-name="MP3"><draw:frame draw:style-name="Mfr2" draw:name="Suse_Lockup_Tag_CMYK" text:anchor-type="char" svg:x="0.0335in" svg:y="-0.7516in" svg:width="1.4417in" svg:height="0.8in" draw:z-index="0"><draw:image xlink:href="Pictures/10000000000005EF0000034DCDF5573A.png" xlink:type="simple" xlink:show="embed" xlink:actuate="onLoad"/><draw:contour-polygon svg:width="5.0886in" svg:height="2.7854in" svg:viewBox="0 0 12925 7075" draw:points="-66,0 -66,7075 12859,7075 12859,0" draw:recreate-on-edit="false"/></draw:frame></text:p>
      </style:footer>
    </style:master-page>
    <style:master-page style:name="First_20_convert_20_1" style:display-name="First convert 1" style:page-layout-name="Mpm3" style:next-style-name="Convert_20_1">
      <style:header>
        <text:p text:style-name="Header"/>
      </style:header>
      <style:footer>
        <text:p text:style-name="MP3"><draw:frame draw:style-name="Mfr2" draw:name="graphics1" text:anchor-type="char" svg:x="0.0335in" svg:y="-0.7516in" svg:width="1.4417in" svg:height="0.8in" draw:z-index="0"><draw:image xlink:href="Pictures/10000000000005EF0000034DCDF5573A.png" xlink:type="simple" xlink:show="embed" xlink:actuate="onLoad"/><draw:contour-polygon svg:width="5.0886in" svg:height="2.7854in" svg:viewBox="0 0 12925 7075" draw:points="-66,0 -66,7075 12859,7075 12859,0" draw:recreate-on-edit="false"/></draw:frame></text:p>
      </style:footer>
    </style:master-page>
    <style:master-page style:name="Convert_20_1" style:display-name="Convert 1" style:page-layout-name="Mpm4">
      <style:header>
        <text:p text:style-name="MP4"/>
      </style:header>
      <style:footer>
        <text:p text:style-name="MP1"><text:span text:style-name="Page_20_Number"><text:span text:style-name="MT1">p.</text:span></text:span><text:span text:style-name="Page_20_Number"><text:span text:style-name="MT2"> </text:span></text:span><text:span text:style-name="Page_20_Number"><text:span text:style-name="MT1"><text:page-number text:select-page="current">0</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title>
    <meta:initial-creator>Associate</meta:initial-creator>
    <meta:creation-date>2013-12-11T13:54:00</meta:creation-date>
    <dc:date>2015-07-14T15:07:33.517275250</dc:date>
    <meta:print-date>2012-10-22T12:13:00</meta:print-date>
    <meta:editing-cycles>36</meta:editing-cycles>
    <meta:editing-duration>PT10H15M49S</meta:editing-duration>
    <meta:generator>LibreOffice/4.4.3.2$Linux_X86_64 LibreOffice_project/40m0$Build-2</meta:generator>
    <dc:creator>Rick Ashford</dc:creator>
    <meta:document-statistic meta:table-count="6" meta:image-count="2" meta:object-count="0" meta:page-count="15" meta:paragraph-count="273" meta:word-count="3220" meta:character-count="20471" meta:non-whitespace-character-count="17458"/>
    <meta:user-defined meta:name="Info 1"/>
    <meta:user-defined meta:name="Info 2"/>
    <meta:user-defined meta:name="Info 3"/>
    <meta:user-defined meta:name="Info 4"/>
  </office:meta>
</office:document-meta>
</file>